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text-indent="0cm" style:auto-text-indent="false" fo:padding="0cm" fo:border="none"/>
    </style:style>
    <style:style style:name="P2" style:family="paragraph" style:parent-style-name="Heading_20_1">
      <style:text-properties officeooo:rsid="001ea9f3" officeooo:paragraph-rsid="001ea9f3"/>
    </style:style>
    <style:style style:name="P3" style:family="paragraph" style:parent-style-name="Heading_20_1">
      <style:text-properties officeooo:rsid="0020ba63" officeooo:paragraph-rsid="0020ba63"/>
    </style:style>
    <style:style style:name="P4" style:family="paragraph" style:parent-style-name="Heading_20_1">
      <style:paragraph-properties fo:margin-left="0cm" fo:margin-right="0cm" fo:text-indent="0cm" style:auto-text-indent="false" fo:padding="0cm" fo:border="none"/>
      <style:text-properties officeooo:rsid="0024e983"/>
    </style:style>
    <style:style style:name="P5" style:family="paragraph" style:parent-style-name="Heading_20_1">
      <style:paragraph-properties fo:margin-left="0cm" fo:margin-right="0cm" fo:text-indent="0cm" style:auto-text-indent="false" fo:padding="0cm" fo:border="none"/>
      <style:text-properties officeooo:rsid="00262244" officeooo:paragraph-rsid="00262244"/>
    </style:style>
    <style:style style:name="P6" style:family="paragraph" style:parent-style-name="Heading_20_2">
      <style:paragraph-properties fo:margin-left="0cm" fo:margin-right="0cm" fo:text-indent="0cm" style:auto-text-indent="false" fo:padding="0cm" fo:border="none"/>
    </style:style>
    <style:style style:name="P7" style:family="paragraph" style:parent-style-name="Heading_20_3">
      <style:text-properties officeooo:rsid="001ea9f3" officeooo:paragraph-rsid="001ea9f3"/>
    </style:style>
    <style:style style:name="P8" style:family="paragraph" style:parent-style-name="Preformatted_20_Text">
      <loext:graphic-properties draw:fill="solid" draw:fill-color="#272822" draw:opacity="100%"/>
      <style:paragraph-properties fo:background-color="#272822"/>
    </style:style>
    <style:style style:name="P9" style:family="paragraph" style:parent-style-name="Preformatted_20_Text">
      <loext:graphic-properties draw:fill="solid" draw:fill-color="#272822" draw:opacity="100%"/>
      <style:paragraph-properties fo:margin-left="0cm" fo:margin-right="0cm" fo:text-indent="0cm" style:auto-text-indent="false" fo:background-color="#272822"/>
    </style:style>
    <style:style style:name="P10" style:family="paragraph" style:parent-style-name="Preformatted_20_Text">
      <loext:graphic-properties draw:fill="solid" draw:fill-color="#272822" draw:opacity="100%"/>
      <style:paragraph-properties fo:margin-left="0cm" fo:margin-right="0cm" fo:margin-top="0cm" fo:margin-bottom="0.499cm" style:contextual-spacing="false" fo:text-indent="0cm" style:auto-text-indent="false" fo:background-color="#272822"/>
    </style:style>
    <style:style style:name="P11" style:family="paragraph" style:parent-style-name="Preformatted_20_Text">
      <style:paragraph-properties fo:margin-left="0cm" fo:margin-right="0cm" fo:text-indent="0cm" style:auto-text-indent="false" fo:padding="0cm" fo:border="none"/>
    </style:style>
    <style:style style:name="P12" style:family="paragraph" style:parent-style-name="Preformatted_20_Text">
      <loext:graphic-properties draw:fill="solid" draw:fill-color="#272822" draw:opacity="100%"/>
      <style:paragraph-properties fo:margin-top="0cm" fo:margin-bottom="0.499cm" style:contextual-spacing="false" fo:background-color="#272822"/>
    </style:style>
    <style:style style:name="P13" style:family="paragraph" style:parent-style-name="Preformatted_20_Text">
      <style:paragraph-properties fo:margin-top="0cm" fo:margin-bottom="0.499cm" style:contextual-spacing="false" fo:padding="0cm" fo:border="none"/>
    </style:style>
    <style:style style:name="P14" style:family="paragraph" style:parent-style-name="Preformatted_20_Text">
      <style:text-properties officeooo:rsid="0020ba63" officeooo:paragraph-rsid="0020ba63"/>
    </style:style>
    <style:style style:name="P15" style:family="paragraph" style:parent-style-name="Preformatted_20_Text">
      <loext:graphic-properties draw:fill="solid" draw:fill-color="#272822" draw:opacity="100%"/>
      <style:paragraph-properties fo:margin-top="0cm" fo:margin-bottom="0.499cm" style:contextual-spacing="false" fo:background-color="#272822"/>
      <style:text-properties officeooo:rsid="0024e983" officeooo:paragraph-rsid="0024e983"/>
    </style:style>
    <style:style style:name="P16" style:family="paragraph" style:parent-style-name="Preformatted_20_Text">
      <style:paragraph-properties fo:margin-left="0cm" fo:margin-right="0cm" fo:text-indent="0cm" style:auto-text-indent="false" fo:padding="0cm" fo:border="none"/>
      <style:text-properties officeooo:rsid="0024e983"/>
    </style:style>
    <style:style style:name="P17" style:family="paragraph" style:parent-style-name="Preformatted_20_Text">
      <style:paragraph-properties fo:padding="0cm" fo:border="none"/>
    </style:style>
    <style:style style:name="P18" style:family="paragraph" style:parent-style-name="Preformatted_20_Text">
      <style:paragraph-properties fo:margin-left="0cm" fo:margin-right="0cm" fo:text-indent="0cm" style:auto-text-indent="false" fo:padding="0cm" fo:border="none"/>
      <style:text-properties officeooo:rsid="00262244" officeooo:paragraph-rsid="00262244"/>
    </style:style>
    <style:style style:name="P19" style:family="paragraph" style:parent-style-name="Standard">
      <style:text-properties officeooo:rsid="001ea9f3" officeooo:paragraph-rsid="001ea9f3"/>
    </style:style>
    <style:style style:name="P20" style:family="paragraph" style:parent-style-name="Standard">
      <style:text-properties officeooo:rsid="0020ba63" officeooo:paragraph-rsid="0020ba63"/>
    </style:style>
    <style:style style:name="P21" style:family="paragraph" style:parent-style-name="Standard">
      <style:text-properties officeooo:rsid="0024e983" officeooo:paragraph-rsid="0024e983"/>
    </style:style>
    <style:style style:name="P22" style:family="paragraph" style:parent-style-name="Text_20_body">
      <style:paragraph-properties fo:margin-left="0cm" fo:margin-right="0cm" fo:text-indent="0cm" style:auto-text-indent="false" fo:padding="0cm" fo:border="none"/>
    </style:style>
    <style:style style:name="P23" style:family="paragraph" style:parent-style-name="Text_20_body" style:list-style-name="L1">
      <style:paragraph-properties fo:margin-left="0cm" fo:margin-right="0cm" fo:margin-top="0cm" fo:margin-bottom="0cm" style:contextual-spacing="false" fo:text-indent="0cm" style:auto-text-indent="false" fo:padding="0cm" fo:border="none"/>
    </style:style>
    <style:style style:name="P24" style:family="paragraph" style:parent-style-name="Text_20_body" style:list-style-name="L1">
      <style:paragraph-properties fo:margin-left="0cm" fo:margin-right="0cm" fo:text-indent="0cm" style:auto-text-indent="false" fo:padding="0cm" fo:border="none"/>
    </style:style>
    <style:style style:name="P25" style:family="paragraph" style:parent-style-name="Text_20_body">
      <style:text-properties officeooo:rsid="001ea9f3" officeooo:paragraph-rsid="001ea9f3"/>
    </style:style>
    <style:style style:name="P26" style:family="paragraph" style:parent-style-name="Text_20_body" style:list-style-name="L2">
      <style:paragraph-properties fo:margin-left="0cm" fo:margin-right="0cm" fo:margin-top="0cm" fo:margin-bottom="0cm" style:contextual-spacing="false" fo:text-indent="0cm" style:auto-text-indent="false" fo:padding="0cm" fo:border="none"/>
    </style:style>
    <style:style style:name="P27" style:family="paragraph" style:parent-style-name="Text_20_body" style:list-style-name="L2">
      <style:paragraph-properties fo:margin-left="0cm" fo:margin-right="0cm" fo:text-indent="0cm" style:auto-text-indent="false" fo:padding="0cm" fo:border="none"/>
    </style:style>
    <style:style style:name="P28" style:family="paragraph" style:parent-style-name="Text_20_body" style:list-style-name="L3">
      <style:paragraph-properties fo:margin-left="0cm" fo:margin-right="0cm" fo:margin-top="0cm" fo:margin-bottom="0cm" style:contextual-spacing="false" fo:text-indent="0cm" style:auto-text-indent="false" fo:padding="0cm" fo:border="none"/>
    </style:style>
    <style:style style:name="P29" style:family="paragraph" style:parent-style-name="Text_20_body" style:list-style-name="L3">
      <style:paragraph-properties fo:margin-left="0cm" fo:margin-right="0cm" fo:text-indent="0cm" style:auto-text-indent="false" fo:padding="0cm" fo:border="none"/>
    </style:style>
    <style:style style:name="P30" style:family="paragraph" style:parent-style-name="Text_20_body" style:list-style-name="L4">
      <style:paragraph-properties fo:margin-left="0cm" fo:margin-right="0cm" fo:margin-top="0cm" fo:margin-bottom="0cm" style:contextual-spacing="false" fo:text-indent="0cm" style:auto-text-indent="false" fo:padding="0cm" fo:border="none"/>
    </style:style>
    <style:style style:name="P31" style:family="paragraph" style:parent-style-name="Text_20_body" style:list-style-name="L4">
      <style:paragraph-properties fo:margin-left="0cm" fo:margin-right="0cm" fo:text-indent="0cm" style:auto-text-indent="false" fo:padding="0cm" fo:border="none"/>
    </style:style>
    <style:style style:name="P32" style:family="paragraph" style:parent-style-name="Text_20_body">
      <style:text-properties officeooo:rsid="0020ba63" officeooo:paragraph-rsid="0020ba63"/>
    </style:style>
    <style:style style:name="P33" style:family="paragraph" style:parent-style-name="Text_20_body" style:list-style-name="L5">
      <style:paragraph-properties fo:margin-left="0cm" fo:margin-right="0cm" fo:margin-top="0cm" fo:margin-bottom="0cm" style:contextual-spacing="false" fo:text-indent="0cm" style:auto-text-indent="false" fo:padding="0cm" fo:border="none"/>
    </style:style>
    <style:style style:name="P34" style:family="paragraph" style:parent-style-name="Text_20_body" style:list-style-name="L5">
      <style:paragraph-properties fo:margin-left="0cm" fo:margin-right="0cm" fo:text-indent="0cm" style:auto-text-indent="false" fo:padding="0cm" fo:border="none"/>
    </style:style>
    <style:style style:name="P35" style:family="paragraph" style:parent-style-name="Text_20_body" style:list-style-name="L7">
      <style:paragraph-properties fo:margin-left="0cm" fo:margin-right="0cm" fo:margin-top="0cm" fo:margin-bottom="0cm" style:contextual-spacing="false" fo:text-indent="0cm" style:auto-text-indent="false" fo:padding="0cm" fo:border="none"/>
    </style:style>
    <style:style style:name="P36" style:family="paragraph" style:parent-style-name="Text_20_body" style:list-style-name="L7">
      <style:paragraph-properties fo:margin-left="0cm" fo:margin-right="0cm" fo:text-indent="0cm" style:auto-text-indent="false" fo:padding="0cm" fo:border="none"/>
    </style:style>
    <style:style style:name="P37" style:family="paragraph" style:parent-style-name="Text_20_body" style:list-style-name="L8">
      <style:paragraph-properties fo:margin-left="0cm" fo:margin-right="0cm" fo:margin-top="0cm" fo:margin-bottom="0cm" style:contextual-spacing="false" fo:text-indent="0cm" style:auto-text-indent="false" fo:padding="0cm" fo:border="none"/>
    </style:style>
    <style:style style:name="P38" style:family="paragraph" style:parent-style-name="Text_20_body" style:list-style-name="L8">
      <style:paragraph-properties fo:margin-left="0cm" fo:margin-right="0cm" fo:text-indent="0cm" style:auto-text-indent="false" fo:padding="0cm" fo:border="none"/>
    </style:style>
    <style:style style:name="P39" style:family="paragraph" style:parent-style-name="Text_20_body" style:list-style-name="L9">
      <style:paragraph-properties fo:margin-left="0cm" fo:margin-right="0cm" fo:text-indent="0cm" style:auto-text-indent="false" fo:padding="0cm" fo:border="none"/>
    </style:style>
    <style:style style:name="P40" style:family="paragraph" style:parent-style-name="Text_20_body" style:list-style-name="L10">
      <style:paragraph-properties fo:margin-left="0cm" fo:margin-right="0cm" fo:text-indent="0cm" style:auto-text-indent="false" fo:padding="0cm" fo:border="none"/>
    </style:style>
    <style:style style:name="P41" style:family="paragraph" style:parent-style-name="Text_20_body" style:list-style-name="L11">
      <style:paragraph-properties fo:margin-left="0cm" fo:margin-right="0cm" fo:margin-top="0cm" fo:margin-bottom="0cm" style:contextual-spacing="false" fo:text-indent="0cm" style:auto-text-indent="false" fo:padding="0cm" fo:border="none"/>
    </style:style>
    <style:style style:name="P42" style:family="paragraph" style:parent-style-name="Text_20_body" style:list-style-name="L11">
      <style:paragraph-properties fo:margin-left="0cm" fo:margin-right="0cm" fo:text-indent="0cm" style:auto-text-indent="false" fo:padding="0cm" fo:border="none"/>
    </style:style>
    <style:style style:name="P43" style:family="paragraph" style:parent-style-name="Text_20_body" style:list-style-name="L13">
      <style:paragraph-properties fo:margin-left="0cm" fo:margin-right="0cm" fo:text-indent="0cm" style:auto-text-indent="false" fo:padding="0cm" fo:border="none"/>
    </style:style>
    <style:style style:name="P44" style:family="paragraph" style:parent-style-name="Text_20_body" style:list-style-name="L14">
      <style:paragraph-properties fo:margin-left="0cm" fo:margin-right="0cm" fo:text-indent="0cm" style:auto-text-indent="false" fo:padding="0cm" fo:border="none"/>
    </style:style>
    <style:style style:name="P45" style:family="paragraph" style:parent-style-name="Text_20_body">
      <style:paragraph-properties fo:margin-left="0cm" fo:margin-right="0cm" fo:text-indent="0cm" style:auto-text-indent="false" fo:padding="0cm" fo:border="none"/>
      <style:text-properties loext:padding-left="0.82cm" loext:padding-right="0.82cm" loext:padding-top="0.714cm" loext:padding-bottom="0.714cm" loext:border="1.5pt solid #90d670"/>
    </style:style>
    <style:style style:name="P46" style:family="paragraph" style:parent-style-name="Text_20_body" style:list-style-name="L15">
      <style:paragraph-properties fo:margin-left="0cm" fo:margin-right="0cm" fo:text-indent="0cm" style:auto-text-indent="false" fo:padding="0cm" fo:border="none"/>
    </style:style>
    <style:style style:name="P47" style:family="paragraph" style:parent-style-name="Text_20_body" style:list-style-name="L16">
      <style:paragraph-properties fo:margin-left="0cm" fo:margin-right="0cm" fo:margin-top="0cm" fo:margin-bottom="0cm" style:contextual-spacing="false" fo:text-indent="0cm" style:auto-text-indent="false" fo:padding="0cm" fo:border="none"/>
    </style:style>
    <style:style style:name="P48" style:family="paragraph" style:parent-style-name="Text_20_body" style:list-style-name="L16">
      <style:paragraph-properties fo:margin-left="0cm" fo:margin-right="0cm" fo:text-indent="0cm" style:auto-text-indent="false" fo:padding="0cm" fo:border="none"/>
    </style:style>
    <style:style style:name="P49" style:family="paragraph" style:parent-style-name="Text_20_body" style:list-style-name="L17">
      <style:paragraph-properties fo:margin-left="0cm" fo:margin-right="0cm" fo:margin-top="0cm" fo:margin-bottom="0cm" style:contextual-spacing="false" fo:text-indent="0cm" style:auto-text-indent="false" fo:padding="0cm" fo:border="none"/>
    </style:style>
    <style:style style:name="P50" style:family="paragraph" style:parent-style-name="Text_20_body" style:list-style-name="L17">
      <style:paragraph-properties fo:margin-left="0cm" fo:margin-right="0cm" fo:text-indent="0cm" style:auto-text-indent="false" fo:padding="0cm" fo:border="none"/>
    </style:style>
    <style:style style:name="P51" style:family="paragraph" style:parent-style-name="Text_20_body" style:list-style-name="L18">
      <style:paragraph-properties fo:margin-left="0cm" fo:margin-right="0cm" fo:margin-top="0cm" fo:margin-bottom="0cm" style:contextual-spacing="false" fo:text-indent="0cm" style:auto-text-indent="false" fo:padding="0cm" fo:border="none"/>
    </style:style>
    <style:style style:name="P52" style:family="paragraph" style:parent-style-name="Text_20_body" style:list-style-name="L18">
      <style:paragraph-properties fo:margin-left="0cm" fo:margin-right="0cm" fo:text-indent="0cm" style:auto-text-indent="false" fo:padding="0cm" fo:border="none"/>
    </style:style>
    <style:style style:name="P53" style:family="paragraph" style:parent-style-name="Text_20_body" style:list-style-name="L19">
      <style:paragraph-properties fo:margin-left="0cm" fo:margin-right="0cm" fo:margin-top="0cm" fo:margin-bottom="0cm" style:contextual-spacing="false" fo:text-indent="0cm" style:auto-text-indent="false" fo:padding="0cm" fo:border="none"/>
    </style:style>
    <style:style style:name="P54" style:family="paragraph" style:parent-style-name="Text_20_body" style:list-style-name="L19">
      <style:paragraph-properties fo:margin-left="0cm" fo:margin-right="0cm" fo:text-indent="0cm" style:auto-text-indent="false" fo:padding="0cm" fo:border="none"/>
    </style:style>
    <style:style style:name="P55" style:family="paragraph" style:parent-style-name="Text_20_body">
      <style:text-properties officeooo:rsid="0024e983" officeooo:paragraph-rsid="0024e983"/>
    </style:style>
    <style:style style:name="P56" style:family="paragraph" style:parent-style-name="Text_20_body">
      <style:text-properties officeooo:rsid="0024e983" officeooo:paragraph-rsid="0024e983" loext:padding="0cm" loext:border="none"/>
    </style:style>
    <style:style style:name="P57" style:family="paragraph" style:parent-style-name="Text_20_body">
      <style:paragraph-properties fo:margin-left="0cm" fo:margin-right="0cm" fo:text-indent="0cm" style:auto-text-indent="false" fo:padding="0cm" fo:border="none"/>
      <style:text-properties officeooo:rsid="0024e983"/>
    </style:style>
    <style:style style:name="P58" style:family="paragraph" style:parent-style-name="Text_20_body" style:list-style-name="L20">
      <style:paragraph-properties fo:margin-left="0cm" fo:margin-right="0cm" fo:text-indent="0cm" style:auto-text-indent="false" fo:padding="0cm" fo:border="none"/>
    </style:style>
    <style:style style:name="P59" style:family="paragraph" style:parent-style-name="Text_20_body" style:list-style-name="L21">
      <style:paragraph-properties fo:margin-left="0cm" fo:margin-right="0cm" fo:margin-top="0cm" fo:margin-bottom="0cm" style:contextual-spacing="false" fo:text-indent="0cm" style:auto-text-indent="false" fo:padding="0cm" fo:border="none"/>
    </style:style>
    <style:style style:name="P60" style:family="paragraph" style:parent-style-name="Text_20_body" style:list-style-name="L21">
      <style:paragraph-properties fo:margin-left="0cm" fo:margin-right="0cm" fo:text-indent="0cm" style:auto-text-indent="false" fo:padding="0cm" fo:border="none"/>
    </style:style>
    <style:style style:name="P61" style:family="paragraph" style:parent-style-name="Text_20_body" style:list-style-name="L24">
      <style:paragraph-properties fo:margin-left="0cm" fo:margin-right="0cm" fo:margin-top="0cm" fo:margin-bottom="0cm" style:contextual-spacing="false" fo:text-indent="0cm" style:auto-text-indent="false" fo:padding="0cm" fo:border="none"/>
    </style:style>
    <style:style style:name="P62" style:family="paragraph" style:parent-style-name="Text_20_body" style:list-style-name="L24">
      <style:paragraph-properties fo:margin-left="0cm" fo:margin-right="0cm" fo:text-indent="0cm" style:auto-text-indent="false" fo:padding="0cm" fo:border="none"/>
    </style:style>
    <style:style style:name="P63" style:family="paragraph" style:parent-style-name="Text_20_body" style:list-style-name="L25">
      <style:paragraph-properties fo:margin-left="0cm" fo:margin-right="0cm" fo:margin-top="0cm" fo:margin-bottom="0cm" style:contextual-spacing="false" fo:text-indent="0cm" style:auto-text-indent="false" fo:padding="0cm" fo:border="none"/>
    </style:style>
    <style:style style:name="P64" style:family="paragraph" style:parent-style-name="Text_20_body" style:list-style-name="L25">
      <style:paragraph-properties fo:margin-left="0cm" fo:margin-right="0cm" fo:text-indent="0cm" style:auto-text-indent="false" fo:padding="0cm" fo:border="none"/>
    </style:style>
    <style:style style:name="P65" style:family="paragraph" style:parent-style-name="Text_20_body" style:list-style-name="L26">
      <style:paragraph-properties fo:margin-left="0cm" fo:margin-right="0cm" fo:margin-top="0cm" fo:margin-bottom="0cm" style:contextual-spacing="false" fo:text-indent="0cm" style:auto-text-indent="false" fo:padding="0cm" fo:border="none"/>
    </style:style>
    <style:style style:name="P66" style:family="paragraph" style:parent-style-name="Text_20_body" style:list-style-name="L26">
      <style:paragraph-properties fo:margin-left="0cm" fo:margin-right="0cm" fo:text-indent="0cm" style:auto-text-indent="false" fo:padding="0cm" fo:border="none"/>
    </style:style>
    <style:style style:name="P67" style:family="paragraph" style:parent-style-name="Text_20_body" style:list-style-name="L27">
      <style:paragraph-properties fo:margin-left="0cm" fo:margin-right="0cm" fo:text-indent="0cm" style:auto-text-indent="false" fo:padding="0cm" fo:border="none"/>
    </style:style>
    <style:style style:name="P68" style:family="paragraph" style:parent-style-name="Text_20_body">
      <style:paragraph-properties fo:margin-left="0cm" fo:margin-right="0cm" fo:text-indent="0cm" style:auto-text-indent="false" fo:padding="0cm" fo:border="none"/>
      <style:text-properties officeooo:rsid="00262244" officeooo:paragraph-rsid="00262244"/>
    </style:style>
    <style:style style:name="P69" style:family="paragraph" style:parent-style-name="Text_20_body" style:list-style-name="L28">
      <style:paragraph-properties fo:margin-left="0cm" fo:margin-right="0cm" fo:text-indent="0cm" style:auto-text-indent="false" fo:padding="0cm" fo:border="none"/>
    </style:style>
    <style:style style:name="P70" style:family="paragraph" style:parent-style-name="Text_20_body" style:list-style-name="L29">
      <style:paragraph-properties fo:margin-left="0cm" fo:margin-right="0cm" fo:margin-top="0cm" fo:margin-bottom="0cm" style:contextual-spacing="false" fo:text-indent="0cm" style:auto-text-indent="false" fo:padding="0cm" fo:border="none"/>
    </style:style>
    <style:style style:name="P71" style:family="paragraph" style:parent-style-name="Text_20_body" style:list-style-name="L29">
      <style:paragraph-properties fo:margin-left="0cm" fo:margin-right="0cm" fo:text-indent="0cm" style:auto-text-indent="false" fo:padding="0cm" fo:border="none"/>
    </style:style>
    <style:style style:name="P72" style:family="paragraph" style:parent-style-name="Text_20_body" style:list-style-name="L30">
      <style:paragraph-properties fo:margin-left="0cm" fo:margin-right="0cm" fo:margin-top="0cm" fo:margin-bottom="0cm" style:contextual-spacing="false" fo:text-indent="0cm" style:auto-text-indent="false" fo:padding="0cm" fo:border="none"/>
    </style:style>
    <style:style style:name="P73" style:family="paragraph" style:parent-style-name="Text_20_body" style:list-style-name="L30">
      <style:paragraph-properties fo:margin-left="0cm" fo:margin-right="0cm" fo:text-indent="0cm" style:auto-text-indent="false" fo:padding="0cm" fo:border="none"/>
    </style:style>
    <style:style style:name="P74" style:family="paragraph" style:parent-style-name="Text_20_body" style:list-style-name="L32">
      <style:paragraph-properties fo:margin-left="0cm" fo:margin-right="0cm" fo:text-indent="0cm" style:auto-text-indent="false" fo:padding="0cm" fo:border="none"/>
    </style:style>
    <style:style style:name="P75" style:family="paragraph" style:parent-style-name="Text_20_body" style:list-style-name="L33">
      <style:paragraph-properties fo:margin-left="0cm" fo:margin-right="0cm" fo:text-indent="0cm" style:auto-text-indent="false" fo:padding="0cm" fo:border="none"/>
    </style:style>
    <style:style style:name="T1" style:family="text">
      <style:text-properties loext:padding="0cm" loext:border="none"/>
    </style:style>
    <style:style style:name="T2" style:family="text">
      <style:text-properties loext:padding-left="0.82cm" loext:padding-right="0.82cm" loext:padding-top="0.714cm" loext:padding-bottom="0.714cm" loext:border="1.5pt solid #90d670"/>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Praticar ajuda bastante no aprendizado de um novo conceito, assim, é muito importante que você esteja sempre praticando. Pensando nisso, gostaria de propor este pequeno desafio que envolve o que foi visto em aula.</text:p>
      <text:p text:style-name="P22">A partir deste código a seguir:</text:p>
      <text:p text:style-name="P22">HTML</text:p>
      <text:p text:style-name="P9"><text:span text:style-name="Source_20_Text"><text:span text:style-name="T1">&lt;h1&gt; Alura Fone &lt;/h1&gt;</text:span></text:span></text:p>
      <text:p text:style-name="P9"><text:span text:style-name="Source_20_Text"><text:span text:style-name="T1"><text:s/>&lt;section class="teclado"&gt;</text:span></text:span></text:p>
      <text:p text:style-name="P9"><text:span text:style-name="Source_20_Text"><text:span text:style-name="T1"><text:s text:c="4"/>&lt;input type="button" value="1"&gt;</text:span></text:span></text:p>
      <text:p text:style-name="P9"><text:span text:style-name="Source_20_Text"><text:span text:style-name="T1"><text:s text:c="4"/>&lt;input type="button" value="2"&gt;</text:span></text:span></text:p>
      <text:p text:style-name="P9"><text:span text:style-name="Source_20_Text"><text:span text:style-name="T1"><text:s text:c="4"/>&lt;input type="button" value="3"&gt;</text:span></text:span></text:p>
      <text:p text:style-name="P9"><text:span text:style-name="Source_20_Text"><text:span text:style-name="T1"><text:s text:c="4"/>&lt;input type="button" value="4"&gt;</text:span></text:span></text:p>
      <text:p text:style-name="P9"><text:span text:style-name="Source_20_Text"><text:span text:style-name="T1"><text:s text:c="4"/>&lt;input type="button" value="5"&gt;</text:span></text:span></text:p>
      <text:p text:style-name="P9"><text:span text:style-name="Source_20_Text"><text:span text:style-name="T1"><text:s text:c="4"/>&lt;input type="button" value="6"&gt;</text:span></text:span></text:p>
      <text:p text:style-name="P9"><text:span text:style-name="Source_20_Text"><text:span text:style-name="T1"><text:s text:c="4"/>&lt;input type="button" value="7"&gt;</text:span></text:span></text:p>
      <text:p text:style-name="P9"><text:span text:style-name="Source_20_Text"><text:span text:style-name="T1"><text:s text:c="4"/>&lt;input type="button" value="8"&gt;</text:span></text:span></text:p>
      <text:p text:style-name="P9"><text:span text:style-name="Source_20_Text"><text:span text:style-name="T1"><text:s text:c="4"/>&lt;input type="button" value="9"&gt;</text:span></text:span></text:p>
      <text:p text:style-name="P9"><text:span text:style-name="Source_20_Text"><text:span text:style-name="T1"><text:s text:c="4"/>&lt;input type="button" value="*"&gt;</text:span></text:span></text:p>
      <text:p text:style-name="P9"><text:span text:style-name="Source_20_Text"><text:span text:style-name="T1"><text:s text:c="4"/>&lt;input type="button" value="0"&gt;</text:span></text:span></text:p>
      <text:p text:style-name="P9"><text:span text:style-name="Source_20_Text"><text:span text:style-name="T1"><text:s text:c="4"/>&lt;input type="button" value="#"&gt;</text:span></text:span></text:p>
      <text:p text:style-name="P9"><text:span text:style-name="Source_20_Text"><text:span text:style-name="T1"><text:s text:c="2"/>&lt;/section&gt;</text:span></text:span></text:p>
      <text:p text:style-name="P10"><text:span text:style-name="Source_20_Text"><text:span text:style-name="T1"><text:s text:c="2"/>&lt;input type="tel" placeholder="Digite seu telefone"</text:span></text:span></text:p>
      <text:p text:style-name="Horizontal_20_Line"/>
      <text:p text:style-name="P22">CSS</text:p>
      <text:p text:style-name="P9"><text:span text:style-name="Source_20_Text"><text:span text:style-name="T1">* {</text:span></text:span></text:p>
      <text:p text:style-name="P9"><text:span text:style-name="Source_20_Text"><text:span text:style-name="T1"><text:s text:c="2"/>box-sizing: border-box;</text:span></text:span></text:p>
      <text:p text:style-name="P8"><text:span text:style-name="Source_20_Text"><text:span text:style-name="T1">}</text:span></text:span></text:p>
      <text:p text:style-name="P8"/>
      <text:p text:style-name="P9"><text:span text:style-name="Source_20_Text"><text:span text:style-name="T1">body {</text:span></text:span></text:p>
      <text:p text:style-name="P9"><text:span text:style-name="Source_20_Text"><text:span text:style-name="T1"><text:s text:c="2"/>display: flex;</text:span></text:span></text:p>
      <text:p text:style-name="P9"><text:span text:style-name="Source_20_Text"><text:span text:style-name="T1"><text:s text:c="2"/>justify-content: center;</text:span></text:span></text:p>
      <text:p text:style-name="P9"><text:span text:style-name="Source_20_Text"><text:span text:style-name="T1"><text:s text:c="2"/>align-items: center;</text:span></text:span></text:p>
      <text:p text:style-name="P9"><text:span text:style-name="Source_20_Text"><text:span text:style-name="T1"><text:s text:c="2"/>flex-direction: column;</text:span></text:span></text:p>
      <text:p text:style-name="P9"><text:span text:style-name="Source_20_Text"><text:span text:style-name="T1"><text:s text:c="2"/>background-color: #191919;</text:span></text:span></text:p>
      <text:p text:style-name="P9"><text:span text:style-name="Source_20_Text"><text:span text:style-name="T1"><text:s text:c="2"/>min-height: 100vh;</text:span></text:span></text:p>
      <text:p text:style-name="P8"><text:span text:style-name="Source_20_Text"><text:span text:style-name="T1">}</text:span></text:span></text:p>
      <text:p text:style-name="P8"/>
      <text:p text:style-name="P9"><text:span text:style-name="Source_20_Text"><text:span text:style-name="T1">input {</text:span></text:span></text:p>
      <text:p text:style-name="P9"><text:span text:style-name="Source_20_Text"><text:span text:style-name="T1"><text:s text:c="2"/>border: none;</text:span></text:span></text:p>
      <text:p text:style-name="P9"><text:span text:style-name="Source_20_Text"><text:span text:style-name="T1"><text:s text:c="2"/>color: inherit;</text:span></text:span></text:p>
      <text:p text:style-name="P9"><text:span text:style-name="Source_20_Text"><text:span text:style-name="T1"><text:s text:c="2"/>font-size: inherit;</text:span></text:span></text:p>
      <text:p text:style-name="P9"><text:span text:style-name="Source_20_Text"><text:span text:style-name="T1"><text:s text:c="2"/>font-weight: inherit;</text:span></text:span></text:p>
      <text:p text:style-name="P9"><text:span text:style-name="Source_20_Text"><text:span text:style-name="T1"><text:s text:c="2"/>font-family: inherit;</text:span></text:span></text:p>
      <text:p text:style-name="P8"><text:span text:style-name="Source_20_Text"><text:span text:style-name="T1">}</text:span></text:span></text:p>
      <text:p text:style-name="P8"/>
      <text:p text:style-name="P9"><text:span text:style-name="Source_20_Text"><text:span text:style-name="T1">h1 {</text:span></text:span></text:p>
      <text:p text:style-name="P9"><text:span text:style-name="Source_20_Text"><text:span text:style-name="T1"><text:s text:c="2"/>font-family: 'Montserrat', sans-serif;</text:span></text:span></text:p>
      <text:p text:style-name="P9"><text:span text:style-name="Source_20_Text"><text:span text:style-name="T1"><text:s text:c="2"/>font-size: 24px;</text:span></text:span></text:p>
      <text:p text:style-name="P9"><text:span text:style-name="Source_20_Text"><text:span text:style-name="T1"><text:s text:c="2"/>color: #fff;</text:span></text:span></text:p>
      <text:p text:style-name="P8"><text:span text:style-name="Source_20_Text"><text:span text:style-name="T1">}</text:span></text:span></text:p>
      <text:p text:style-name="P8"/>
      <text:p text:style-name="P9"><text:span text:style-name="Source_20_Text"><text:span text:style-name="T1">.teclado {</text:span></text:span></text:p>
      <text:p text:style-name="P9"><text:span text:style-name="Source_20_Text"><text:span text:style-name="T1"><text:s text:c="2"/>display: grid;</text:span></text:span></text:p>
      <text:p text:style-name="P9"><text:span text:style-name="Source_20_Text"><text:span text:style-name="T1"><text:s text:c="2"/>grid-template-columns: repeat(3, 1fr);</text:span></text:span></text:p>
      <text:p text:style-name="P9"><text:span text:style-name="Source_20_Text"><text:span text:style-name="T1"><text:s text:c="2"/>gap: 10px; </text:span></text:span></text:p>
      <text:p text:style-name="P9"><text:span text:style-name="Source_20_Text"><text:span text:style-name="T1"><text:s text:c="2"/>background-color: #cccccc;</text:span></text:span></text:p>
      <text:p text:style-name="P9"><text:span text:style-name="Source_20_Text"><text:span text:style-name="T1"><text:s text:c="2"/>border-radius: 30px;</text:span></text:span></text:p>
      <text:p text:style-name="P9"><text:span text:style-name="Source_20_Text"><text:span text:style-name="T1"><text:s text:c="2"/>padding: 10px;</text:span></text:span></text:p>
      <text:p text:style-name="P8"><text:soft-page-break/><text:span text:style-name="Source_20_Text"><text:span text:style-name="T1">}</text:span></text:span></text:p>
      <text:p text:style-name="P8"/>
      <text:p text:style-name="P9"><text:span text:style-name="Source_20_Text"><text:span text:style-name="T1">input[type=button] {</text:span></text:span></text:p>
      <text:p text:style-name="P9"><text:span text:style-name="Source_20_Text"><text:span text:style-name="T1"><text:s text:c="2"/>border-radius: 20px;</text:span></text:span></text:p>
      <text:p text:style-name="P9"><text:span text:style-name="Source_20_Text"><text:span text:style-name="T1"><text:s text:c="2"/>cursor: pointer;</text:span></text:span></text:p>
      <text:p text:style-name="P9"><text:span text:style-name="Source_20_Text"><text:span text:style-name="T1"><text:s text:c="2"/>font-family: 'Montserrat', sans-serif;</text:span></text:span></text:p>
      <text:p text:style-name="P9"><text:span text:style-name="Source_20_Text"><text:span text:style-name="T1"><text:s text:c="2"/>height: 80px;</text:span></text:span></text:p>
      <text:p text:style-name="P9"><text:span text:style-name="Source_20_Text"><text:span text:style-name="T1"><text:s text:c="2"/>width: 80px;</text:span></text:span></text:p>
      <text:p text:style-name="P8"><text:span text:style-name="Source_20_Text"><text:span text:style-name="T1">}</text:span></text:span></text:p>
      <text:p text:style-name="P8"/>
      <text:p text:style-name="P9"><text:span text:style-name="Source_20_Text"><text:span text:style-name="T1">input[type=tel] {</text:span></text:span></text:p>
      <text:p text:style-name="P9"><text:span text:style-name="Source_20_Text"><text:span text:style-name="T1"><text:s text:c="2"/>background-color: #cccccc;</text:span></text:span></text:p>
      <text:p text:style-name="P9"><text:span text:style-name="Source_20_Text"><text:span text:style-name="T1"><text:s text:c="2"/>border-radius: 10px;</text:span></text:span></text:p>
      <text:p text:style-name="P9"><text:span text:style-name="Source_20_Text"><text:span text:style-name="T1"><text:s text:c="2"/>font-family: monospace;</text:span></text:span></text:p>
      <text:p text:style-name="P9"><text:span text:style-name="Source_20_Text"><text:span text:style-name="T1"><text:s text:c="2"/>font-size: 22px;</text:span></text:span></text:p>
      <text:p text:style-name="P9"><text:span text:style-name="Source_20_Text"><text:span text:style-name="T1"><text:s text:c="2"/>height: 40px;</text:span></text:span></text:p>
      <text:p text:style-name="P9"><text:span text:style-name="Source_20_Text"><text:span text:style-name="T1"><text:s text:c="2"/>margin-bottom: 24px;</text:span></text:span></text:p>
      <text:p text:style-name="P9"><text:span text:style-name="Source_20_Text"><text:span text:style-name="T1"><text:s text:c="2"/>padding: 10px;</text:span></text:span></text:p>
      <text:p text:style-name="P9"><text:span text:style-name="Source_20_Text"><text:span text:style-name="T1"><text:s text:c="2"/>text-align: center;</text:span></text:span></text:p>
      <text:p text:style-name="P9"><text:span text:style-name="Source_20_Text"><text:span text:style-name="T1"><text:s text:c="2"/>width: 280px;</text:span></text:span></text:p>
      <text:p text:style-name="P12"><text:span text:style-name="Source_20_Text"><text:span text:style-name="T1">}</text:span></text:span></text:p>
      <text:p text:style-name="P22">Escreva o código em JavaScript capaz de selecionar o elemento HTML <text:span text:style-name="Source_20_Text"><text:span text:style-name="T1">input</text:span></text:span> do tipo telefone:</text:p>
      <text:p text:style-name="P22">Como fazer:</text:p>
      <text:list text:style-name="L1">
        <text:list-item>
          <text:p text:style-name="P23">Abra o editor de código de sua preferência;</text:p>
        </text:list-item>
        <text:list-item>
          <text:p text:style-name="P23">Crie dois arquivos: desafio.html e desafio-estilo.css;</text:p>
        </text:list-item>
        <text:list-item>
          <text:p text:style-name="P23">Copie o código acima e cole dentro da tag <text:span text:style-name="Source_20_Text"><text:span text:style-name="T1">&lt; body&gt;</text:span></text:span> do arquivo chamado desafio.html e o código CSS no arquivo desafio-estilo.css;</text:p>
        </text:list-item>
        <text:list-item>
          <text:p text:style-name="P24">Para resolver este desafio, você pode usar apenas a aba Console da ferramenta DevTools;</text:p>
        </text:list-item>
      </text:list>
      <text:p text:style-name="P19"/>
      <text:p text:style-name="P19"/>
      <text:h text:style-name="P2" text:outline-level="1">1) Selecionando elementos com JavaScript</text:h>
      <text:p text:style-name="P22">Você já sabe como usar o DevTools para inspecionar elementos HTML. Agora, está trabalhando em um projeto de site musical e precisa interagir com os botões que representam as teclas de um piano. Logo, seu desafio é: utilize o Javascript para selecionar um botão específico na sua página.</text:p>
      <text:p text:style-name="P22"/>
      <text:list text:style-name="L2">
        <text:list-item>
          <text:p text:style-name="P26">Abra o DevTools no seu navegador;</text:p>
        </text:list-item>
        <text:list-item>
          <text:p text:style-name="P26">Use a aba "Console" para testar a seleção de um botão específico, utilizando a função <text:span text:style-name="Source_20_Text"><text:span text:style-name="T1">querySelector</text:span></text:span>;</text:p>
        </text:list-item>
        <text:list-item>
          <text:p text:style-name="P26">Tente selecionar o botão usando diferentes seletores: nome da tag, classe, e ID;</text:p>
        </text:list-item>
        <text:list-item>
          <text:p text:style-name="P26">Verifique se a seleção está correta observando o retorno no console do DevTools;</text:p>
        </text:list-item>
        <text:list-item>
          <text:p text:style-name="P27">Salve as alterações no arquivo main.js.</text:p>
        </text:list-item>
      </text:list>
      <text:p text:style-name="P22">Código utilizado aplicado no console do navegador:</text:p>
      <text:p text:style-name="P10"><text:span text:style-name="Source_20_Text"><text:span text:style-name="T1">document.querySelector('.tecla_pom');</text:span></text:span></text:p>
      <text:p text:style-name="P22"/>
      <text:h text:style-name="P1" text:outline-level="1"><text:soft-page-break/>2) Emitindo um alerta na tela</text:h>
      <text:p text:style-name="P22">Imagine que você está trabalhando em um projeto de site que inclui elementos interativos como botões que emitem sons, semelhante a um piano. Até o momento, você já aprendeu como emitir o som utilizando JavaScript, agora, a sua missão é emitir um alerta escrito “Fui clicado”, em um botão assim que ele receber um clique.</text:p>
      <text:list text:style-name="L3">
        <text:list-item>
          <text:p text:style-name="P28">No seu arquivo HTML, adicione a tag <text:span text:style-name="Source_20_Text"><text:span text:style-name="T1">&lt;script&gt;</text:span></text:span> dentro da tag <text:span text:style-name="Source_20_Text"><text:span text:style-name="T1">&lt;head&gt;</text:span></text:span> ou antes do fechamento da tag <text:span text:style-name="Source_20_Text"><text:span text:style-name="T1">&lt;body&gt;</text:span></text:span>. Use o atributo src para vincular ao arquivo <text:span text:style-name="Source_20_Text"><text:span text:style-name="T1">main.js</text:span></text:span>;</text:p>
        </text:list-item>
        <text:list-item>
          <text:p text:style-name="P28">No arquivo <text:span text:style-name="Source_20_Text"><text:span text:style-name="T1">main.js</text:span></text:span>, adicione um alert para testar se está tudo funcionando.</text:p>
        </text:list-item>
        <text:list-item>
          <text:p text:style-name="P28">Use um método como <text:span text:style-name="Source_20_Text"><text:span text:style-name="T1">document.getElementById</text:span></text:span> ou <text:span text:style-name="Source_20_Text"><text:span text:style-name="T1">document.querySelector</text:span></text:span> para selecionar um botão do seu HTML;</text:p>
        </text:list-item>
        <text:list-item>
          <text:p text:style-name="P28">Adicione um <text:span text:style-name="Source_20_Text"><text:span text:style-name="T1">eventListener</text:span></text:span> ao botão para que, quando clicado, execute uma função;</text:p>
        </text:list-item>
        <text:list-item>
          <text:p text:style-name="P29">Teste a interação no navegador para garantir que o código JavaScript está manipulando corretamente o elemento HTML.</text:p>
        </text:list-item>
      </text:list>
      <text:p text:style-name="P22">Código HTML:</text:p>
      <text:p text:style-name="P9"><text:span text:style-name="Source_20_Text"><text:span text:style-name="T1">&lt;button&gt;Clique aqui&lt;/button&gt;</text:span></text:span></text:p>
      <text:p text:style-name="P10"><text:span text:style-name="Source_20_Text"><text:span text:style-name="T1">&lt;script src="main.js"&gt;&lt;/script&gt;</text:span></text:span></text:p>
      <text:p text:style-name="P22">Código JavaScript:</text:p>
      <text:p text:style-name="P9"><text:span text:style-name="Source_20_Text"><text:span text:style-name="T1">let botao = document.querySelector('button');</text:span></text:span></text:p>
      <text:p text:style-name="P8"/>
      <text:p text:style-name="P9"><text:span text:style-name="Source_20_Text"><text:span text:style-name="T1">botao.addEventListener('click', function() {</text:span></text:span></text:p>
      <text:p text:style-name="P9"><text:span text:style-name="Source_20_Text"><text:span text:style-name="T1"><text:s text:c="4"/>alert('Fui clicado!');</text:span></text:span></text:p>
      <text:p text:style-name="P12"><text:span text:style-name="Source_20_Text"><text:span text:style-name="T1">});</text:span></text:span></text:p>
      <text:p text:style-name="P22"/>
      <text:p text:style-name="P22"/>
      <text:h text:style-name="P1" text:outline-level="1">3) Integrando estilo e funcionalidade em um projeto Web</text:h>
      <text:p text:style-name="P22">Neste exercício, você enfrentará um desafio comum no desenvolvimento web: garantir consistência de design entre diferentes navegadores. Trabalhando com o mesmo projeto do instrumento musical digital, você percebeu que o mini player de áudio tem aparências diferentes no Firefox e no Chrome. Seu objetivo é personalizar o estilo desse player de áudio usando CSS para que ele tenha uma aparência consistente em ambos os navegadores. Como a tag <text:span text:style-name="Source_20_Text"><text:span text:style-name="T1">audio</text:span></text:span> é difícil de estilizar diretamente, você precisará encontrar uma maneira criativa de contornar essa limitação, talvez usando elementos HTML adicionais e CSS para alcançar o design desejado.</text:p>
      <text:h text:style-name="P7" text:outline-level="3">3) Integrando estilo e funcionalidade em um projeto Web</text:h>
      <text:list text:style-name="L4">
        <text:list-item>
          <text:p text:style-name="P30">Como não é possível estilizar diretamente a tag <text:span text:style-name="Source_20_Text"><text:span text:style-name="T1">audio</text:span></text:span>, crie um novo elemento HTML que servirá como seu player personalizado. Por exemplo, um <text:span text:style-name="Source_20_Text"><text:span text:style-name="T1">div</text:span></text:span> com botões para play e pause;</text:p>
        </text:list-item>
        <text:list-item>
          <text:p text:style-name="P30">Utilize CSS para estilizar esse novo elemento de forma que tenha uma aparência consistente em diferentes navegadores;</text:p>
        </text:list-item>
        <text:list-item>
          <text:p text:style-name="P31"><text:soft-page-break/>Teste a aparência e a funcionalidade do seu player personalizado nos navegadores Firefox e Chrome para garantir consistência.</text:p>
        </text:list-item>
      </text:list>
      <text:p text:style-name="P22">Código CSS:</text:p>
      <text:p text:style-name="P9"><text:span text:style-name="Source_20_Text"><text:span text:style-name="T1"><text:s text:c="4"/>.meuPlayer {</text:span></text:span></text:p>
      <text:p text:style-name="P9"><text:span text:style-name="Source_20_Text"><text:span text:style-name="T1"><text:s text:c="8"/>background-color: #fff;</text:span></text:span></text:p>
      <text:p text:style-name="P9"><text:span text:style-name="Source_20_Text"><text:span text:style-name="T1"><text:s text:c="8"/>border-radius: 5px;</text:span></text:span></text:p>
      <text:p text:style-name="P9"><text:span text:style-name="Source_20_Text"><text:span text:style-name="T1"><text:s text:c="8"/>color: #000;</text:span></text:span></text:p>
      <text:p text:style-name="P9"><text:span text:style-name="Source_20_Text"><text:span text:style-name="T1"><text:s text:c="8"/>/* Adicione mais estilos conforme necessário */</text:span></text:span></text:p>
      <text:p text:style-name="P12"><text:span text:style-name="Source_20_Text"><text:span text:style-name="T1"><text:s text:c="4"/>}</text:span></text:span></text:p>
      <text:p text:style-name="P19"/>
      <text:p text:style-name="P19"/>
      <text:p text:style-name="P20">FUNÇÕES: </text:p>
      <text:p text:style-name="P20"/>
      <text:p text:style-name="P32">Como vimos nesta aula, é possível inserir um arquivo <text:span text:style-name="Strong_20_Emphasis"><text:span text:style-name="T1">JavaScript</text:span></text:span> em dois locais do documento HTML, dentro da tag <text:span text:style-name="Source_20_Text"><text:span text:style-name="T1">head</text:span></text:span> ou da tag <text:span text:style-name="Source_20_Text"><text:span text:style-name="T1">body</text:span></text:span>.</text:p>
      <text:p text:style-name="P22">Com base nessas informações, devemos colocar o <text:span text:style-name="Strong_20_Emphasis"><text:span text:style-name="T1">JavaScript</text:span></text:span> dentro da tag <text:span text:style-name="Source_20_Text"><text:span text:style-name="T1">body</text:span></text:span> logo antes do seu fechamento, <text:span text:style-name="Source_20_Text"><text:span text:style-name="T1">&lt;/body&gt;</text:span></text:span>, quando:</text:p>
      <text:p text:style-name="P32"><text:span text:style-name="T1">O script depende de elementos do </text:span><text:span text:style-name="Source_20_Text"><text:span text:style-name="T1">body</text:span></text:span><text:span text:style-name="T1"> já carregados pelo navegador.</text:span></text:p>
      <text:p text:style-name="P22"><text:bookmark text:name="alternative-81065"/><text:span text:style-name="T2">Alternativa correta! Quando o código JavaScript que vamos adicionar depende de elementos que estão no </text:span><text:span text:style-name="Source_20_Text"><text:span text:style-name="T1">body</text:span></text:span><text:span text:style-name="T2">, por exemplo um </text:span><text:span text:style-name="Source_20_Text"><text:span text:style-name="T1">querySelector</text:span></text:span><text:span text:style-name="T2"> que espera receber determinado seletor, o local mais apropriado para sua inserção é dentro da tag </text:span><text:span text:style-name="Source_20_Text"><text:span text:style-name="T1">body</text:span></text:span><text:span text:style-name="T2"> e na linha anterior ao fechamento da tag </text:span><text:span text:style-name="Source_20_Text"><text:span text:style-name="T1">&lt;/body&gt;</text:span></text:span><text:span text:style-name="T2">. No </text:span><text:span text:style-name="Source_20_Text"><text:span text:style-name="T1">head</text:span></text:span><text:span text:style-name="T2"> podemos </text:span><text:soft-page-break/><text:span text:style-name="T2">inserir scripts, porém eles não devem ter dependencias de elementos do </text:span><text:span text:style-name="Source_20_Text"><text:span text:style-name="T1">body</text:span></text:span><text:span text:style-name="T2">, por exemplo uma biblioteca de funcionalidades.</text:span></text:p>
      <text:p text:style-name="P20"/>
      <text:p text:style-name="P20">Agora declare a função <text:span text:style-name="Source_20_Text"><text:span text:style-name="T1">tocaSomClap</text:span></text:span>, e desenvolva dentro dela o código necessário para dar play no áudio do som clap. </text:p>
      <text:p text:style-name="P20"/>
      <text:p text:style-name="P14"><text:span text:style-name="Source_20_Text"><text:span text:style-name="T1">function tocaSomClap() {</text:span></text:span></text:p>
      <text:p text:style-name="P9"><text:span text:style-name="Source_20_Text"><text:span text:style-name="T1"><text:s text:c="4"/>document.querySelector('#som_tecla_clap').play()</text:span></text:span></text:p>
      <text:p text:style-name="P12"><text:span text:style-name="Source_20_Text"><text:span text:style-name="T1">}</text:span></text:span></text:p>
      <text:p text:style-name="P32">Para declarar uma função no JavaScript, usamos a palavra <text:span text:style-name="Source_20_Text"><text:span text:style-name="T1">function</text:span></text:span> e depois o nome que escolhemos, no caso <text:span text:style-name="Source_20_Text"><text:span text:style-name="T1">tocaSomClap</text:span></text:span> seguido da sua sintaxe padrão, que são os parênteses e depois chaves.</text:p>
      <text:p text:style-name="P22">O espaço dentro das chaves é conhecido como bloco ou corpo da função, e é nele que colocamos o script que desejamos executar quando a função for chamada.</text:p>
      <text:p text:style-name="P22">Como queremos executar o som do clap, devemos localizar o elemento <text:span text:style-name="Source_20_Text"><text:span text:style-name="T1">audio</text:span></text:span> pelo seu seletor <text:span text:style-name="Source_20_Text"><text:span text:style-name="T1">id</text:span></text:span>: <text:span text:style-name="Source_20_Text"><text:span text:style-name="T1">#som_tecla_clap</text:span></text:span>.</text:p>
      <text:p text:style-name="P10"><text:span text:style-name="Source_20_Text"><text:span text:style-name="T1"><text:s/>document.querySelector('#som_tecla_clap')</text:span></text:span></text:p>
      <text:p text:style-name="P32">Este código irá retornar o elemento, portanto logo em seguida já podemos usar o operador ponto para entrar dentro deste elemento e já acessar a função <text:span text:style-name="Source_20_Text"><text:span text:style-name="T1">play()</text:span></text:span> que é nativa dos elementos <text:span text:style-name="Source_20_Text"><text:span text:style-name="T1">audio</text:span></text:span> do HTML.</text:p>
      <text:p text:style-name="P10"><text:span text:style-name="Source_20_Text"><text:span text:style-name="T1"><text:s/>document.querySelector('#som_tecla_clap').play()</text:span></text:span></text:p>
      <text:h text:style-name="P3" text:outline-level="1">1) Desenvolvendo interatividade com JavaScript e HTML</text:h>
      <text:p text:style-name="P22">Imagine que você está trabalhando no projeto de um instrumento musical digital, similar ao Alura Midi, onde ao clicar nos botões, sons diferentes são reproduzidos. Sua tarefa é utilizar HTML e JavaScript para criar a interatividade desses botões:</text:p>
      <text:list text:style-name="L5">
        <text:list-item>
          <text:p text:style-name="P33">Inicie com o botão que representa o som "Pom";</text:p>
        </text:list-item>
        <text:list-item>
          <text:p text:style-name="P34">Utilize a tag <text:span text:style-name="Source_20_Text"><text:span text:style-name="T1">button</text:span></text:span> no HTML e adicione a funcionalidade de reprodução de som usando JavaScript.</text:p>
        </text:list-item>
      </text:list>
      <text:p text:style-name="P22">Para fazer essas ações, você precisa vincular o som específico (que já está disponível em um arquivo de áudio) ao clique deste botão.</text:p>
      <text:list text:style-name="L7">
        <text:list-item>
          <text:p text:style-name="P35">Adicione um botão em seu arquivo HTML com a tag <text:span text:style-name="Source_20_Text"><text:span text:style-name="T1">button</text:span></text:span>;</text:p>
        </text:list-item>
        <text:list-item>
          <text:p text:style-name="P35"><text:soft-page-break/>Vincule o arquivo de áudio do som "Pom" ao seu projeto HTML. Inclua a tag <text:span text:style-name="Source_20_Text"><text:span text:style-name="T1">audio</text:span></text:span> sem o atributo <text:span text:style-name="Source_20_Text"><text:span text:style-name="T1">controls</text:span></text:span> e com o ID correspondente;</text:p>
        </text:list-item>
        <text:list-item>
          <text:p text:style-name="P35">No seu arquivo JavaScript, crie uma função para reproduzir o som quando o botão for clicado;</text:p>
        </text:list-item>
        <text:list-item>
          <text:p text:style-name="P36">Teste o botão no seu navegador para garantir que o som seja reproduzido corretamente ao clicar.</text:p>
        </text:list-item>
      </text:list>
      <text:p text:style-name="P22">Código HTML:</text:p>
      <text:p text:style-name="P9"><text:span text:style-name="Source_20_Text"><text:span text:style-name="T1"><text:s text:c="5"/>&lt;button id="tecla_pom" class="tecla_pom"&gt;Pom&lt;/button&gt;</text:span></text:span></text:p>
      <text:p text:style-name="P8"/>
      <text:p text:style-name="P9"><text:span text:style-name="Source_20_Text"><text:span text:style-name="T1"><text:s text:c="4"/>&lt;audio src="caminho_para_seu_arquivo_de_som_pom.mp3" id="som_tecla_pom"&gt;&lt;/audio&gt;</text:span></text:span></text:p>
      <text:p text:style-name="P12"/>
      <text:p text:style-name="P22">Código JavaScript:</text:p>
      <text:p text:style-name="P9"><text:span text:style-name="Source_20_Text"><text:span text:style-name="T1"><text:s/>document.querySelector("#tecla_pom").onclick = function() {</text:span></text:span></text:p>
      <text:p text:style-name="P9"><text:span text:style-name="Source_20_Text"><text:span text:style-name="T1"><text:s text:c="4"/>document.querySelector("#som_tecla_pom").play();</text:span></text:span></text:p>
      <text:p text:style-name="P12"><text:span text:style-name="Source_20_Text"><text:span text:style-name="T1">};</text:span></text:span></text:p>
      <text:p text:style-name="P22"/>
      <text:h text:style-name="P1" text:outline-level="1">2) Resolvendo erros de nulo no JavaScript</text:h>
      <text:p text:style-name="P22">Você está desenvolvendo um site que inclui a reprodução de sons ao clicar em botões. Ao testar o site, você se depara com um erro no console do navegador: o JavaScript está tentando acessar uma propriedade de um elemento que ainda não foi carregado, resultando em um erro de "nulo". Sua tarefa é corrigir esse erro, garantindo que o script só execute depois que todos os elementos necessários da página tenham sido carregados. Para fazer a correção, você precisa mover a tag <text:span text:style-name="Source_20_Text"><text:span text:style-name="T1">&lt;script&gt;</text:span></text:span> para o local apropriado no arquivo HTML.</text:p>
      <text:list text:style-name="L8">
        <text:list-item>
          <text:p text:style-name="P37">Verifique a localização da tag <text:span text:style-name="Source_20_Text"><text:span text:style-name="T1">&lt;script&gt;</text:span></text:span> no seu arquivo HTML. Ela deve estar colocada ao final do corpo do documento, logo antes do fechamento da tag <text:span text:style-name="Source_20_Text"><text:span text:style-name="T1">&lt;/body&gt;</text:span></text:span>;</text:p>
        </text:list-item>
        <text:list-item>
          <text:p text:style-name="P37">Mova a tag <text:span text:style-name="Source_20_Text"><text:span text:style-name="T1">&lt;script&gt;</text:span></text:span> para essa nova localização. Isso garantirá que o JavaScript só será executado após todos os elementos da página terem sido carregados;</text:p>
        </text:list-item>
        <text:list-item>
          <text:p text:style-name="P38">Salve as alterações e recarregue a página no navegador. Verifique se o erro de nulo foi resolvido.</text:p>
        </text:list-item>
      </text:list>
      <text:p text:style-name="P22">Código HTML:</text:p>
      <text:p text:style-name="P9"><text:span text:style-name="Source_20_Text"><text:span text:style-name="T1">&lt;body&gt;</text:span></text:span></text:p>
      <text:p text:style-name="P9"><text:span text:style-name="Source_20_Text"><text:span text:style-name="T1"><text:s text:c="4"/>&lt;!-- Conteúdo do body --&gt;</text:span></text:span></text:p>
      <text:p text:style-name="P9"><text:span text:style-name="Source_20_Text"><text:span text:style-name="T1"><text:s text:c="4"/>&lt;!-- ... --&gt;</text:span></text:span></text:p>
      <text:p text:style-name="P8"><text:span text:style-name="Source_20_Text"><text:span text:style-name="T1"><text:s text:c="4"/></text:span></text:span></text:p>
      <text:p text:style-name="P9"><text:span text:style-name="Source_20_Text"><text:span text:style-name="T1"><text:s text:c="4"/>&lt;script src="main.js"&gt;&lt;/script&gt;</text:span></text:span></text:p>
      <text:p text:style-name="P10"><text:span text:style-name="Source_20_Text"><text:span text:style-name="T1">&lt;/body&gt;</text:span></text:span></text:p>
      <text:p text:style-name="P22"/>
      <text:h text:style-name="P1" text:outline-level="1"><text:soft-page-break/>3) Adicionando funcionalidade de áudio ao botão</text:h>
      <text:p text:style-name="P22">Você está desenvolvendo um aplicativo web de instrumentos musicais e precisa criar uma interface que permita aos usuários tocar sons diferentes ao clicar em botões específicos. Já existe um botão com a classe <text:span text:style-name="Source_20_Text"><text:span text:style-name="T1">tecla_pom</text:span></text:span> e uma função <text:span text:style-name="Source_20_Text"><text:span text:style-name="T1">tocaSomPom()</text:span></text:span> que reproduz o som. Seu desafio é vincular a função <text:span text:style-name="Source_20_Text"><text:span text:style-name="T1">tocaSomPom()</text:span></text:span> ao evento de clique do botão <text:span text:style-name="Source_20_Text"><text:span text:style-name="T1">tecla_pom</text:span></text:span> sem usar o atributo <text:span text:style-name="Source_20_Text"><text:span text:style-name="T1">onclick no HTML</text:span></text:span>, mantendo as boas práticas de JavaScript.</text:p>
      <text:list text:style-name="L9">
        <text:list-item>
          <text:p text:style-name="P39">Primeiro, selecione o botão com a classe <text:span text:style-name="Source_20_Text"><text:span text:style-name="T1">tecla_pom</text:span></text:span> (como no código Javascript abaixo):</text:p>
        </text:list-item>
      </text:list>
      <text:p text:style-name="P9"><text:span text:style-name="Source_20_Text"><text:span text:style-name="T1">const botaoPom = document.querySelector('.tecla_pom')</text:span></text:span></text:p>
      <text:p text:style-name="P12"/>
      <text:list text:style-name="L10">
        <text:list-item>
          <text:p text:style-name="P40">Em seguida, adicione um event listener de clique a este botão:</text:p>
        </text:list-item>
      </text:list>
      <text:p text:style-name="P9"><text:span text:style-name="Source_20_Text"><text:span text:style-name="T1">javascript</text:span></text:span></text:p>
      <text:p text:style-name="P9"><text:span text:style-name="Source_20_Text"><text:span text:style-name="T1">Copy code</text:span></text:span></text:p>
      <text:p text:style-name="P10"><text:span text:style-name="Source_20_Text"><text:span text:style-name="T1">botaoPom.addEventListener('click', tocaSomPom);</text:span></text:span></text:p>
      <text:p text:style-name="P22"/>
      <text:h text:style-name="P1" text:outline-level="1">4) Criando uma função para tocar sons</text:h>
      <text:p text:style-name="P22">Agora, você identificou um segundo problema: os sons estão sendo automaticamente reproduzidos ao carregar a página, o que é bloqueado por padrão pelos navegadores por razões de experiência do usuário (algumas pessoas não gostam de ser surpreendidas por sons). Para resolver isso, você precisa modificar o arquivo JavaScript para que o som só seja reproduzido quando um botão específico for clicado. Crie uma função chamada <text:span text:style-name="Source_20_Text"><text:span text:style-name="T1">tocaSomPom</text:span></text:span>, que será responsável por reproduzir o som apenas quando invocada, e assegure que ela seja chamada corretamente quando o botão apropriado for clicado.</text:p>
      <text:p text:style-name="P32">No arquivo JavaScript (main.js), crie uma nova função chamada <text:span text:style-name="Source_20_Text"><text:span text:style-name="T1">tocaSomPom</text:span></text:span>;</text:p>
      <text:list text:style-name="L11">
        <text:list-item>
          <text:p text:style-name="P41">Dentro da função, coloque o código que executa o som. Este código deve ser a causa do erro de reprodução automática anteriormente;</text:p>
        </text:list-item>
        <text:list-item>
          <text:p text:style-name="P41">Adicione um evento de clique ao botão desejado que, quando clicado, invoca a função <text:span text:style-name="Source_20_Text"><text:span text:style-name="T1">tocaSomPom</text:span></text:span>;</text:p>
        </text:list-item>
        <text:list-item>
          <text:p text:style-name="P42">Salve as alterações e teste o botão no navegador para garantir que o som só é reproduzido ao clicar no botão.</text:p>
        </text:list-item>
      </text:list>
      <text:p text:style-name="P22">Código JavaScript:</text:p>
      <text:p text:style-name="P9"><text:span text:style-name="Source_20_Text"><text:span text:style-name="T1">function tocaSomPom() {</text:span></text:span></text:p>
      <text:p text:style-name="P9"><text:span text:style-name="Source_20_Text"><text:span text:style-name="T1"><text:s text:c="4"/>// Código para tocar o som</text:span></text:span></text:p>
      <text:p text:style-name="P8"><text:span text:style-name="Source_20_Text"><text:span text:style-name="T1">}</text:span></text:span></text:p>
      <text:p text:style-name="P8"/>
      <text:p text:style-name="P9"><text:span text:style-name="Source_20_Text"><text:span text:style-name="T1">document.querySelector('#botaoPom').addEventListener('click', tocaSomPom);</text:span></text:span></text:p>
      <text:p text:style-name="P12"/>
      <text:p text:style-name="P20"/>
      <text:p text:style-name="P32"><text:soft-page-break/><text:span text:style-name="Strong_20_Emphasis"><text:span text:style-name="T1">Play no JS</text:span></text:span>:</text:p>
      <text:p text:style-name="P22">Como manipular a tag <text:span text:style-name="Source_20_Text"><text:span text:style-name="T1">&lt;audio&gt;</text:span></text:span> do HTML através do JavaScript, como selecionar um elemento a partir de um seletor de id e a reproduzir um som a partir da função <text:span text:style-name="Source_20_Text"><text:span text:style-name="T1">play()</text:span></text:span>. Além disso, viu também como os erros são apresentados na aba Console da ferramenta DevTools.</text:p>
      <text:list text:style-name="L13">
        <text:list-item>
          <text:p text:style-name="P43"><text:span text:style-name="Strong_20_Emphasis"><text:span text:style-name="T1">O que é uma função?</text:span></text:span>:</text:p>
        </text:list-item>
      </text:list>
      <text:p text:style-name="P22">O que é uma função, para que servem, como declará-la e sua sintaxe básica. Além disso, viu que a ordem de execução de um código JavaScript importa, desde a inserção da tag <text:span text:style-name="Source_20_Text"><text:span text:style-name="T1">script</text:span></text:span> antes do fechamento da tag <text:span text:style-name="Source_20_Text"><text:span text:style-name="T1">&lt;/body&gt;</text:span></text:span> no HTML até a ordem do código JavaScript dentro do seu próprio arquivo.</text:p>
      <text:list text:style-name="L14">
        <text:list-item>
          <text:p text:style-name="P44"><text:span text:style-name="Strong_20_Emphasis"><text:span text:style-name="T1">Clique no botão</text:span></text:span>:</text:p>
        </text:list-item>
      </text:list>
      <text:p text:style-name="P22">A utilizar o <text:span text:style-name="Source_20_Text"><text:span text:style-name="T1">onclick</text:span></text:span> como atributo no JavaScript, e como atribuir uma função ao <text:span text:style-name="Source_20_Text"><text:span text:style-name="T1">onclick</text:span></text:span> sem que esta função seja invocada imediatamente.</text:p>
      <text:p text:style-name="P20"/>
      <text:p text:style-name="P32">Como vimos durante a aula, apesar de utilizarmos o script <text:span text:style-name="Source_20_Text"><text:span text:style-name="T1">document.querySelector(seletor)</text:span></text:span> para capturar elementos do HTML individualmente, no Alura MIDI, trocamos ele pelo <text:span text:style-name="Source_20_Text"><text:span text:style-name="T1">document.querySelectorAll(seletor)</text:span></text:span>.</text:p>
      <text:p text:style-name="P22">Desta forma, o uso do <text:span text:style-name="Source_20_Text"><text:span text:style-name="T1">document.querySelectorAll</text:span></text:span> se justifica por:</text:p>
      <text:p text:style-name="P32"><text:span text:style-name="T1">Utilizamos o </text:span><text:span text:style-name="Source_20_Text"><text:span text:style-name="T1">document.querySelectorAll()</text:span></text:span><text:span text:style-name="T1"> para selecionarmos todos os elementos do seletor desejado, reduzindo a quantidade de repetição de código, que consequentemente, promoverá uma otimização no código em alternativa a repetição.</text:span></text:p>
      <text:p text:style-name="P45"><text:bookmark text:name="alternative-81068"/>Alternativa correta! Ao utilizarmos esse script, ao invés de capturarmos um elemento por vez, conseguimos pegar todos de uma só vez. Portanto isto facilitará a manipulação, reutilização e manutenção do nosso código para todos os elementos que recebem o mesmo tipo de função.</text:p>
      <text:p text:style-name="P20"/>
      <text:p text:style-name="P20"/>
      <text:p text:style-name="P20"/>
      <text:p text:style-name="P32"><text:soft-page-break/>No JavaScript podemos criar nossas próprias referências armazenarem de maneira mais simples valores para utilizarmos ao longo do código.</text:p>
      <text:p text:style-name="P22">Desta forma, a partir deste código no <text:a xlink:type="simple" xlink:href="https://codepen.io/vanessametonini/pen/eYEVEqR" office:target-frame-name="_blank" xlink:show="new" text:style-name="Internet_20_link" text:visited-style-name="Visited_20_Internet_20_Link"><text:span text:style-name="T1">CodePen</text:span></text:a>, faça:</text:p>
      <text:list text:style-name="L15">
        <text:list-item>
          <text:p text:style-name="P46">Uma referência que armazene uma lista com todas as teclas e imprima o valor dela na aba console.</text:p>
        </text:list-item>
      </text:list>
      <text:p text:style-name="P22">Como fazer:</text:p>
      <text:list text:style-name="L16">
        <text:list-item>
          <text:p text:style-name="P47">Abra o link do CodePen;</text:p>
        </text:list-item>
        <text:list-item>
          <text:p text:style-name="P48">Abra a aba JS e escreva seu código dentro dela;</text:p>
        </text:list-item>
      </text:list>
      <text:p text:style-name="P14"><text:span text:style-name="Source_20_Text"><text:span text:style-name="T1">const listaDeTeclas = document.querySelectorAll('input[type=button]');</text:span></text:span></text:p>
      <text:p text:style-name="P10"><text:span text:style-name="Source_20_Text"><text:span text:style-name="T1">console.log(listaDeTeclas); </text:span></text:span></text:p>
      <text:p text:style-name="P22">Para selecionarmos todas as teclas do Alura Fone, é necessário usar o script <text:span text:style-name="Source_20_Text"><text:span text:style-name="T1">const listaDeTeclas = document.querySelectorAll(‘input[type=button])</text:span></text:span>, porquê o JavaScript vai criar uma referência chamada <text:span text:style-name="Source_20_Text"><text:span text:style-name="T1">listaDeTeclas</text:span></text:span> e armazenar dentro dela a <text:span text:style-name="Emphasis"><text:span text:style-name="T1">NodeList</text:span></text:span> com todas as teclas do Alura Fone, pois o script <text:span text:style-name="Source_20_Text"><text:span text:style-name="T1">document.querySelectorAll(‘input[type=button]’)</text:span></text:span> acessa o documento HTML (representado por <text:span text:style-name="Source_20_Text"><text:span text:style-name="T1">document</text:span></text:span>) e captura todos os elementos <text:span text:style-name="Source_20_Text"><text:span text:style-name="T1">input</text:span></text:span> que tenha como atributo <text:span text:style-name="Source_20_Text"><text:span text:style-name="T1">type=button</text:span></text:span>. É necessário passar o type, ou seja, o seletor de atributo, pois os inputs do HTML não tem classes nem IDs, e também temos um input que não é do tipo type, impossibilitando o uso do seletor de nome de tag <text:span text:style-name="Source_20_Text"><text:span text:style-name="T1">input</text:span></text:span>.</text:p>
      <text:p text:style-name="P20"/>
      <text:h text:style-name="P3" text:outline-level="1">1) Selecionando todos os botões no Alura Midi</text:h>
      <text:p text:style-name="P22">Você trabalha com desenvolvimento web e está aprimorando um projeto de teclado musical virtual, o "Alura Midi". Utilize o conhecimento adquirido nesta aula para utilizar um método que seleciona todos os botões do projeto de uma só vez, através de sua classe.</text:p>
      <text:p text:style-name="P22"/>
      <text:list text:style-name="L17">
        <text:list-item>
          <text:p text:style-name="P49">Aplique ao conjunto de botões o mesmo nome de classe;</text:p>
        </text:list-item>
        <text:list-item>
          <text:p text:style-name="P50">No arquivo JavaScript, utilize o método <text:span text:style-name="Source_20_Text"><text:span text:style-name="T1">querySelectorAll</text:span></text:span> para selecionar todos os botões de uma só vez, e no seu parâmetro passe o nome da classe entre aspas, por exemplo, <text:span text:style-name="Source_20_Text"><text:span text:style-name="T1">(‘.botoes’)</text:span></text:span>.</text:p>
        </text:list-item>
      </text:list>
      <text:p text:style-name="P22">A sintaxe do <text:span text:style-name="Source_20_Text"><text:span text:style-name="T1">querySelectorAll</text:span></text:span> é:</text:p>
      <text:p text:style-name="P10"><text:span text:style-name="Source_20_Text"><text:span text:style-name="T1">document.querySelectorAll('.botoes');</text:span></text:span></text:p>
      <text:p text:style-name="P22"/>
      <text:h text:style-name="P1" text:outline-level="1">2) Salvando todos os botões no Alura Midi em uma constante</text:h>
      <text:p text:style-name="P22">Desta vez, sua tarefa é guardar todos esses botões que podem ser selecionados através de suas classes de mesmo nome, e guardá-los em uma variável. Dessa forma, será possível aplicar funcionalidades a todos eles de uma só vez.</text:p>
      <text:p text:style-name="P22"><text:soft-page-break/>Guarde a seleção de elementos (todos os botões) em uma variável, por exemplo, <text:span text:style-name="Source_20_Text"><text:span text:style-name="T1">const listaDeBotoes</text:span></text:span>, dessa forma, será possível aplicar funcionalidades a todos os botões de uma só vez, utilizando apenas essa variável.</text:p>
      <text:p text:style-name="P22">Veja um exemplo de como seria o código:</text:p>
      <text:p text:style-name="P10"><text:span text:style-name="Source_20_Text"><text:span text:style-name="T1">const listaDeBotoes = document.querySelectorAll('.botoes');</text:span></text:span></text:p>
      <text:p text:style-name="P22"/>
      <text:h text:style-name="P1" text:outline-level="1">3) Acessando elementos de uma lista</text:h>
      <text:p text:style-name="P22">Vamos continuar o desenvolvimento do projeto virtual "Alura MIDI"? Sua próxima tarefa, é acessar o primeiro elemento da lista de teclas, <text:span text:style-name="Source_20_Text"><text:span text:style-name="T1">listaDeBotoes</text:span></text:span>. Para fazer isso, utilize a sintaxe que acessa determinados elementos de uma lista, também chamado de <text:span text:style-name="Source_20_Text"><text:span text:style-name="T1">array</text:span></text:span> no JavaScript.</text:p>
      <text:p text:style-name="P22">Acesse o primeiro elemento da lista <text:span text:style-name="Source_20_Text"><text:span text:style-name="T1">listaDeBotoes</text:span></text:span> usando a sintaxe de colchetes e observe que cada elemento da lista é um objeto que pode ter eventos associados a ele:</text:p>
      <text:p text:style-name="P10"><text:span text:style-name="Source_20_Text"><text:span text:style-name="T1">listaDeBotoes[0]</text:span></text:span></text:p>
      <text:p text:style-name="P22"/>
      <text:h text:style-name="P1" text:outline-level="1">4) Atribuindo funções a elementos da lista</text:h>
      <text:p text:style-name="P22">Nova tarefa! Atribua a função <text:span text:style-name="Source_20_Text"><text:span text:style-name="T1">tocaSomPom</text:span></text:span> ao evento <text:span text:style-name="Source_20_Text"><text:span text:style-name="T1">onclick</text:span></text:span> da tecla correspondente ao índice 0 da lista. Lembre-se de que você não deve usar parênteses ao passar a referência da função para evitar a execução imediata dela.</text:p>
      <text:list text:style-name="L18">
        <text:list-item>
          <text:p text:style-name="P51">Acesse o elemento desejado da lista usando <text:span text:style-name="Source_20_Text"><text:span text:style-name="T1">listaDeBotoes[0]</text:span></text:span>;</text:p>
        </text:list-item>
        <text:list-item>
          <text:p text:style-name="P52">Atribua a função <text:span text:style-name="Source_20_Text"><text:span text:style-name="T1">tocaSomPom</text:span></text:span> ao evento onclick deste elemento.</text:p>
        </text:list-item>
      </text:list>
      <text:p text:style-name="P22">Veja como ficaria o código JavaScript:</text:p>
      <text:p text:style-name="P10"><text:span text:style-name="Source_20_Text"><text:span text:style-name="T1">listaDeBotoes[0].onclick = tocaSomPom</text:span></text:span></text:p>
      <text:p text:style-name="P22"/>
      <text:h text:style-name="P1" text:outline-level="1">5) Aplicando funções em mais elementos da lista</text:h>
      <text:p text:style-name="P22">Sua missão da vez é utilizar a mesma lógica de atribuir funções a elementos da lista, porém agora para tocar o arquivo de áudio com o nome <text:span text:style-name="Source_20_Text"><text:span text:style-name="T1">TocaSomClap</text:span></text:span> ao clicar no botão <text:span text:style-name="Source_20_Text"><text:span text:style-name="T1">Clap</text:span></text:span>. Esse botão é o segundo elemento da lista de elementos.</text:p>
      <text:p text:style-name="P32">Acesse o elemento desejado da lista usando <text:span text:style-name="Source_20_Text"><text:span text:style-name="T1">listaDeBotoes[1]</text:span></text:span>;</text:p>
      <text:list text:style-name="L19">
        <text:list-item>
          <text:p text:style-name="P53">Crie a função <text:span text:style-name="Source_20_Text"><text:span text:style-name="T1">TocaSomClap</text:span></text:span> e atribua ao evento <text:span text:style-name="Source_20_Text"><text:span text:style-name="T1">onclick</text:span></text:span> deste elemento;</text:p>
        </text:list-item>
        <text:list-item>
          <text:p text:style-name="P54"><text:soft-page-break/>Analise o código e repare que ele gera uma repetição de métodos (ao longo do curso, você verá que existem métodos que evitam essa repetição, portanto, não se preocupe com isso neste momento).</text:p>
        </text:list-item>
      </text:list>
      <text:p text:style-name="P22">Veja como ficaria o código JavaScript:</text:p>
      <text:p text:style-name="P9"><text:span text:style-name="Source_20_Text"><text:span text:style-name="T1">function tocaSomClap () {</text:span></text:span></text:p>
      <text:p text:style-name="P9"><text:span text:style-name="Source_20_Text"><text:span text:style-name="T1"><text:s text:c="4"/>document.querySelector('#som_tecla_clap').play();</text:span></text:span></text:p>
      <text:p text:style-name="P8"><text:span text:style-name="Source_20_Text"><text:span text:style-name="T1">}</text:span></text:span></text:p>
      <text:p text:style-name="P9"><text:span text:style-name="Source_20_Text"><text:span text:style-name="T1">const listaDeBotoes = document.querySelectorAll('.tecla');</text:span></text:span></text:p>
      <text:p text:style-name="P10"><text:span text:style-name="Source_20_Text"><text:span text:style-name="T1">listaDeBotoes[1].onclick = tocaSomClap;</text:span></text:span></text:p>
      <text:p text:style-name="P21">iterando listas</text:p>
      <text:p text:style-name="P21"/>
      <text:p text:style-name="P55">Assim como em outras linguagens de programação, o JavaScript também tem o <text:span text:style-name="Source_20_Text"><text:span text:style-name="T1">while</text:span></text:span> que é uma das formas de trabalhar com estruturas de repetição.</text:p>
      <text:p text:style-name="P22">Com isto, assinale a alternativa que justifique o uso de uma estrutura de repetição no projeto Alura MIDI:</text:p>
      <text:p text:style-name="P55"><text:span text:style-name="T1">Foi necessário usar o </text:span><text:span text:style-name="Source_20_Text"><text:span text:style-name="T1">while</text:span></text:span><text:span text:style-name="T1"> como estrutura de repetição para auxiliar o acesso a cada elemento dentro da lista de teclas, podendo aplicar a rotina de associar uma função no atributo </text:span><text:span text:style-name="Source_20_Text"><text:span text:style-name="T1">onclick</text:span></text:span><text:span text:style-name="T1"> de cada um destes elementos.</text:span></text:p>
      <text:p text:style-name="P22"><text:bookmark text:name="alternative-81071"/><text:span text:style-name="T2">Alternativa correta! O </text:span><text:span text:style-name="Source_20_Text"><text:span text:style-name="T1">while</text:span></text:span><text:span text:style-name="T2"> é uma </text:span><text:span text:style-name="Strong_20_Emphasis"><text:span text:style-name="T1">estrutura de repetição</text:span></text:span><text:span text:style-name="T2"> que foi necessária para trabalhar com a lista de teclas. Esta estrutura possibilita que uma variável de contador tenha seu valor incrementado a cada repetição, e que pode ser utilizado para acessar os indices de uma lista além de ser comparado com o tamanho de lista, formando a condição para a repetição cessar.</text:span></text:p>
      <text:p text:style-name="P55">A função é o conjunto de instruções de código, que executa uma determinada tarefa, que é utilizada somente quando chamada/invocado, podendo receber parâmetros ou não.</text:p>
      <text:p text:style-name="P22">Deste modo, o que são os parâmetros em uma função?</text:p>
      <text:p text:style-name="P21"/>
      <text:p text:style-name="P21"/>
      <text:p text:style-name="P56"><text:soft-page-break/>Os parâmetros são os nomes que damos a valores que uma função pode receber em sua chamada, que podem ou não ter um valor padrão. Os parâmetros de uma função são como variáveis ficam disponíveis apenas no corpo da função.</text:p>
      <text:p text:style-name="P22"><text:bookmark text:name="alternative-81075"/><text:span text:style-name="T2">Alternativa correta! Os parâmetros servem para auxiliar em alguma lógica no código dentro de uma função. Por exemplo, uma função </text:span><text:span text:style-name="Source_20_Text"><text:span text:style-name="T1">calculaMedia()</text:span></text:span><text:span text:style-name="T2">, pode ter como parâmetros </text:span><text:span text:style-name="Source_20_Text"><text:span text:style-name="T1">notaA</text:span></text:span><text:span text:style-name="T2"> e </text:span><text:span text:style-name="Source_20_Text"><text:span text:style-name="T1">notaB</text:span></text:span><text:span text:style-name="T2">, que serão os valores utilizados para serem calculados e retornar o valor da média.</text:span></text:p>
      <text:p text:style-name="P21"/>
      <text:p text:style-name="P55">As Funções anônimas são ótimas ferramentas para escrever diferentes funções, porque oferecem flexibilidade e conveniência. Podemos ver alguns exemplos de funções anônimas no JavaScript e como elas diferem de funções nomeadas. </text:p>
      <text:p text:style-name="P22">Primeiro vamos comparar com funções nomeadas:</text:p>
      <text:p text:style-name="P22">Imagine que você tem uma função simples, chamada soma, para somar dois números:**</text:p>
      <text:p text:style-name="P9"><text:span text:style-name="Source_20_Text"><text:span text:style-name="T1">function soma(a, b) {</text:span></text:span></text:p>
      <text:p text:style-name="P9"><text:span text:style-name="Source_20_Text"><text:span text:style-name="T1"><text:s text:c="4"/>console.log(a + b);</text:span></text:span></text:p>
      <text:p text:style-name="P8"><text:span text:style-name="Source_20_Text"><text:span text:style-name="T1">};</text:span></text:span></text:p>
      <text:p text:style-name="P12">COPIAR CÓDIGO</text:p>
      <text:p text:style-name="P22">Essa função de <text:span text:style-name="Source_20_Text"><text:span text:style-name="T1">soma</text:span></text:span> pode ser chamada em qualquer lugar do nosso código utilizando a seguinte sintaxe:</text:p>
      <text:p text:style-name="P9"><text:span text:style-name="Source_20_Text"><text:span text:style-name="T1">soma(1, 2);</text:span></text:span></text:p>
      <text:p text:style-name="P12">COPIAR CÓDIGO</text:p>
      <text:p text:style-name="P22">Agora, vamos dar uma olhada em como usar uma função anônima. Em JavaScript, você pode atribuir uma função a uma variável, sem precisar dar um nome a ela:</text:p>
      <text:p text:style-name="P9"><text:span text:style-name="Source_20_Text"><text:span text:style-name="T1">const soma = function (a, b) {</text:span></text:span></text:p>
      <text:p text:style-name="P9"><text:span text:style-name="Source_20_Text"><text:span text:style-name="T1"><text:s text:c="4"/>console.log(a + b);</text:span></text:span></text:p>
      <text:p text:style-name="P8"><text:span text:style-name="Source_20_Text"><text:span text:style-name="T1">};</text:span></text:span></text:p>
      <text:p text:style-name="P12">COPIAR CÓDIGO</text:p>
      <text:p text:style-name="P22">Note que no exemplo acima, a função não tem nome como no primeiro exemplo. Daí o nome <text:span text:style-name="Emphasis"><text:span text:style-name="T1">função anônima</text:span></text:span>.</text:p>
      <text:h text:style-name="P6" text:outline-level="2"><text:soft-page-break/>Quando funções anônimas são úteis?</text:h>
      <text:p text:style-name="P22">As funções anônimas são bem úteis quando queremos executar alguma coisa uma única vez ou em apenas um lugar. Veja o exemplo a seguir com a função nativa do JavaScript <text:span text:style-name="Source_20_Text"><text:span text:style-name="T1">setTimeout()</text:span></text:span>:</text:p>
      <text:p text:style-name="P9"><text:span text:style-name="Source_20_Text"><text:span text:style-name="T1">setTimeout(function() {</text:span></text:span></text:p>
      <text:p text:style-name="P9"><text:span text:style-name="Source_20_Text"><text:span text:style-name="T1"><text:s text:c="4"/>console.log("Olá mundo!");</text:span></text:span></text:p>
      <text:p text:style-name="P9"><text:span text:style-name="Source_20_Text"><text:span text:style-name="T1">}, 1000);</text:span></text:span></text:p>
      <text:p text:style-name="P12"/>
      <text:p text:style-name="P22">A função <text:span text:style-name="Source_20_Text"><text:span text:style-name="T1">setTimeout()</text:span></text:span> executa outra função depois de um determinado tempo e ela precisa de dois argumentos, uma referência de uma função e um número inteiro. Neste nosso exemplo, não vamos usar a função de imprimir "Olá mundo!" em nenhum outro lugar, apenas dentro do setTimeout. Ou seja, quando a função <text:span text:style-name="Source_20_Text"><text:span text:style-name="T1">setTimeout()</text:span></text:span> for chamada, o JavaScript vai guardar a função anônima em memória, executar depois de um determinado tempo, e depois que a função terminar a execução ela é apagada.</text:p>
      <text:p text:style-name="P22">Vamos fazer uma comparação com uma função nomeada:</text:p>
      <text:p text:style-name="P9"><text:span text:style-name="Source_20_Text"><text:span text:style-name="T1">function imprime() {</text:span></text:span></text:p>
      <text:p text:style-name="P9"><text:span text:style-name="Source_20_Text"><text:span text:style-name="T1"><text:s text:c="4"/>console.log("Olá mundo!");</text:span></text:span></text:p>
      <text:p text:style-name="P8"><text:span text:style-name="Source_20_Text"><text:span text:style-name="T1">};</text:span></text:span></text:p>
      <text:p text:style-name="P8"/>
      <text:p text:style-name="P9"><text:span text:style-name="Source_20_Text"><text:span text:style-name="T1">setTimeout(imprime, 1000);</text:span></text:span></text:p>
      <text:p text:style-name="P12"/>
      <text:p text:style-name="P22">No exemplo acima, a função <text:span text:style-name="Source_20_Text"><text:span text:style-name="T1">imprime()</text:span></text:span> é guardada em memória e vai ficar até a aplicação/página for fechada. Nós também ocupamos o nome imprime, o que significa que não podemos criar outra função ou variável com esse mesmo nome.</text:p>
      <text:p text:style-name="P22">Vamos ver outro caso em que funções anônimas são importantes. Veja o código abaixo:</text:p>
      <text:p text:style-name="P9"><text:span text:style-name="Source_20_Text"><text:span text:style-name="T1">const umaMensagem = "Sou uma mensagem de Olá mundo!";</text:span></text:span></text:p>
      <text:p text:style-name="P8"/>
      <text:p text:style-name="P9"><text:span text:style-name="Source_20_Text"><text:span text:style-name="T1">function imprime(mensagem) {</text:span></text:span></text:p>
      <text:p text:style-name="P9"><text:span text:style-name="Source_20_Text"><text:span text:style-name="T1"><text:s text:c="4"/>console.log(mensagem);</text:span></text:span></text:p>
      <text:p text:style-name="P8"><text:span text:style-name="Source_20_Text"><text:span text:style-name="T1">};</text:span></text:span></text:p>
      <text:p text:style-name="P8"/>
      <text:p text:style-name="P9"><text:span text:style-name="Source_20_Text"><text:span text:style-name="T1">setTimeout(imprime, 3000);</text:span></text:span></text:p>
      <text:p text:style-name="P12"/>
      <text:p text:style-name="P22">Neste caso, a função <text:span text:style-name="Source_20_Text"><text:span text:style-name="T1">imprime()</text:span></text:span> recebe um argumento, mas na função <text:span text:style-name="Source_20_Text"><text:span text:style-name="T1">setTimeout()</text:span></text:span> nós só podemos passar uma referência. Se tentarmos passar da seguinte forma <text:span text:style-name="Source_20_Text"><text:span text:style-name="T1">setTimeout(imprime(umaMensagem), 3000)</text:span></text:span>, a função <text:span text:style-name="Source_20_Text"><text:span text:style-name="T1">imprime()</text:span></text:span> é chamada instantaneamente ao invés de ser chamada 3 segundos depois.</text:p>
      <text:p text:style-name="P22">Vamos ver como ficaria o código com uma função anônima:</text:p>
      <text:p text:style-name="P9"><text:span text:style-name="Source_20_Text"><text:span text:style-name="T1">const umaMensagem = "Sou uma mensagem de Olá mundo!";</text:span></text:span></text:p>
      <text:p text:style-name="P8"/>
      <text:p text:style-name="P9"><text:span text:style-name="Source_20_Text"><text:span text:style-name="T1">function imprime(mensagem) {</text:span></text:span></text:p>
      <text:p text:style-name="P9"><text:span text:style-name="Source_20_Text"><text:span text:style-name="T1"><text:s text:c="4"/>console.log(mensagem);</text:span></text:span></text:p>
      <text:p text:style-name="P8"><text:span text:style-name="Source_20_Text"><text:span text:style-name="T1">};</text:span></text:span></text:p>
      <text:p text:style-name="P8"/>
      <text:p text:style-name="P9"><text:span text:style-name="Source_20_Text"><text:span text:style-name="T1">setTimeout(function () {imprime(umaMensagem)}, 3000);</text:span></text:span></text:p>
      <text:p text:style-name="P12"/>
      <text:p text:style-name="P22"><text:soft-page-break/>No código acima, agora passamos uma referência de uma função que vai executar a função <text:span text:style-name="Source_20_Text"><text:span text:style-name="T1">imprime()</text:span></text:span>, e essa função anônima só vai existir para servir como referência e depois que a função <text:span text:style-name="Source_20_Text"><text:span text:style-name="T1">setTimeout()</text:span></text:span> for executada ela é apagada da memória.</text:p>
      <text:p text:style-name="P22">Espero que isso tenha ajudado a entender melhor as funções anônimas e por que elas são úteis!</text:p>
      <text:p text:style-name="P55">As Funções anônimas são ótimas ferramentas para escrever diferentes funções, porque oferecem flexibilidade e conveniência. Podemos ver alguns exemplos de funções anônimas no JavaScript e como elas diferem de funções nomeadas. </text:p>
      <text:p text:style-name="P22">Primeiro vamos comparar com funções nomeadas:</text:p>
      <text:p text:style-name="P22">Imagine que você tem uma função simples, chamada soma, para somar dois números:**</text:p>
      <text:p text:style-name="P9"><text:span text:style-name="Source_20_Text"><text:span text:style-name="T1">function soma(a, b) {</text:span></text:span></text:p>
      <text:p text:style-name="P9"><text:span text:style-name="Source_20_Text"><text:span text:style-name="T1"><text:s text:c="4"/>console.log(a + b);</text:span></text:span></text:p>
      <text:p text:style-name="P8"><text:span text:style-name="Source_20_Text"><text:span text:style-name="T1">};</text:span></text:span></text:p>
      <text:p text:style-name="P12"/>
      <text:p text:style-name="P22">Essa função de <text:span text:style-name="Source_20_Text"><text:span text:style-name="T1">soma</text:span></text:span> pode ser chamada em qualquer lugar do nosso código utilizando a seguinte sintaxe:</text:p>
      <text:p text:style-name="P9"><text:span text:style-name="Source_20_Text"><text:span text:style-name="T1">soma(1, 2);</text:span></text:span></text:p>
      <text:p text:style-name="P12">COPIAR CÓDIGO</text:p>
      <text:p text:style-name="P22">Agora, vamos dar uma olhada em como usar uma função anônima. Em JavaScript, você pode atribuir uma função a uma variável, sem precisar dar um nome a ela:</text:p>
      <text:p text:style-name="P9"><text:span text:style-name="Source_20_Text"><text:span text:style-name="T1">const soma = function (a, b) {</text:span></text:span></text:p>
      <text:p text:style-name="P9"><text:span text:style-name="Source_20_Text"><text:span text:style-name="T1"><text:s text:c="4"/>console.log(a + b);</text:span></text:span></text:p>
      <text:p text:style-name="P8"><text:span text:style-name="Source_20_Text"><text:span text:style-name="T1">};</text:span></text:span></text:p>
      <text:p text:style-name="P12"/>
      <text:p text:style-name="P22">Note que no exemplo acima, a função não tem nome como no primeiro exemplo. Daí o nome <text:span text:style-name="Emphasis"><text:span text:style-name="T1">função anônima</text:span></text:span>.</text:p>
      <text:p text:style-name="P57">A partir deste código <text:a xlink:type="simple" xlink:href="https://codepen.io/vanessametonini/pen/eYEVEqR" office:target-frame-name="_blank" xlink:show="new" text:style-name="Internet_20_link" text:visited-style-name="Visited_20_Internet_20_Link"><text:span text:style-name="T1">CodePen</text:span></text:a>, faça:</text:p>
      <text:list text:style-name="L20">
        <text:list-item>
          <text:p text:style-name="P58">Um script que percorra a lista de teclas do AluraFone, e ao clicar em qualquer tecla do teclado, imprima o valor no campo Digite seu telefone.</text:p>
        </text:list-item>
      </text:list>
      <text:p text:style-name="P22">Como fazer:</text:p>
      <text:list text:style-name="L21">
        <text:list-item>
          <text:p text:style-name="P59">Abra o link do CodePen;</text:p>
        </text:list-item>
        <text:list-item>
          <text:p text:style-name="P60">Abra a aba JS e escreva seu código dentro dela;</text:p>
        </text:list-item>
      </text:list>
      <text:p text:style-name="P57">&lt;h1&gt; Alura Fone &lt;/h1&gt;</text:p>
      <text:p text:style-name="P57">&lt;input type="tel" placeholder="Digite seu telefone"&gt;</text:p>
      <text:p text:style-name="P57"><text:s/>&lt;section class="teclado"&gt;</text:p>
      <text:p text:style-name="P57"><text:s text:c="3"/>&lt;input type="button" value="1"&gt;</text:p>
      <text:p text:style-name="P57"><text:s text:c="4"/>&lt;input type="button" value="2"&gt;</text:p>
      <text:p text:style-name="P57"><text:s text:c="4"/>&lt;input type="button" value="3"&gt;</text:p>
      <text:p text:style-name="P57"><text:s text:c="4"/>&lt;input type="button" value="4"&gt;</text:p>
      <text:p text:style-name="P57"><text:soft-page-break/><text:s text:c="4"/>&lt;input type="button" value="5"&gt;</text:p>
      <text:p text:style-name="P57"><text:s text:c="4"/>&lt;input type="button" value="6"&gt;</text:p>
      <text:p text:style-name="P57"><text:s text:c="4"/>&lt;input type="button" value="7"&gt;</text:p>
      <text:p text:style-name="P57"><text:s text:c="4"/>&lt;input type="button" value="8"&gt;</text:p>
      <text:p text:style-name="P57"><text:s text:c="4"/>&lt;input type="button" value="9"&gt;</text:p>
      <text:p text:style-name="P57"><text:s text:c="4"/>&lt;input type="button" value="*"&gt;</text:p>
      <text:p text:style-name="P57"><text:s text:c="4"/>&lt;input type="button" value="0"&gt;</text:p>
      <text:p text:style-name="P57"><text:s text:c="4"/>&lt;input type="button" value="#"&gt;</text:p>
      <text:p text:style-name="P57"><text:s text:c="2"/>&lt;/section&gt;</text:p>
      <text:p text:style-name="P57"><text:s text:c="2"/>* {</text:p>
      <text:p text:style-name="P57"><text:s text:c="2"/>box-sizing: border-box;</text:p>
      <text:p text:style-name="P57">/* <text:s text:c="2"/>margin: 0;</text:p>
      <text:p text:style-name="P57"><text:s text:c="2"/>padding: 0; */</text:p>
      <text:p text:style-name="P57">}</text:p>
      <text:p text:style-name="P57"/>
      <text:p text:style-name="P57">body {</text:p>
      <text:p text:style-name="P57"><text:s text:c="2"/>display: flex;</text:p>
      <text:p text:style-name="P57"><text:s text:c="2"/>justify-content: center;</text:p>
      <text:p text:style-name="P57"><text:s text:c="2"/>align-items: center;</text:p>
      <text:p text:style-name="P57"><text:s text:c="2"/>flex-direction: column;</text:p>
      <text:p text:style-name="P57"/>
      <text:p text:style-name="P57"><text:s text:c="2"/>background-color: #191919;</text:p>
      <text:p text:style-name="P57"><text:s text:c="2"/>min-height: 100vh;</text:p>
      <text:p text:style-name="P57">}</text:p>
      <text:p text:style-name="P57"/>
      <text:p text:style-name="P57">input {</text:p>
      <text:p text:style-name="P57"><text:s text:c="2"/>border: none;</text:p>
      <text:p text:style-name="P57"><text:s text:c="2"/>color: inherit;</text:p>
      <text:p text:style-name="P57"><text:s text:c="2"/>font-size: inherit;</text:p>
      <text:p text:style-name="P57"><text:s text:c="2"/>font-weight: inherit;</text:p>
      <text:p text:style-name="P57"><text:s text:c="2"/>font-family: inherit;</text:p>
      <text:p text:style-name="P57">}</text:p>
      <text:p text:style-name="P57"><text:soft-page-break/></text:p>
      <text:p text:style-name="P57">h1 {</text:p>
      <text:p text:style-name="P57"><text:s text:c="2"/>font-family: 'Montserrat', sans-serif;</text:p>
      <text:p text:style-name="P57"><text:s text:c="2"/>font-size: 24px;</text:p>
      <text:p text:style-name="P57"><text:s text:c="2"/>color: #fff;</text:p>
      <text:p text:style-name="P57">}</text:p>
      <text:p text:style-name="P57"/>
      <text:p text:style-name="P57">.teclado {</text:p>
      <text:p text:style-name="P57"><text:s text:c="2"/>display: grid;</text:p>
      <text:p text:style-name="P57"><text:s text:c="2"/>grid-template-columns: repeat(3, 1fr);</text:p>
      <text:p text:style-name="P57"><text:s text:c="2"/>gap: 10px; </text:p>
      <text:p text:style-name="P57"/>
      <text:p text:style-name="P57"><text:s text:c="2"/>background-color: #cccccc;</text:p>
      <text:p text:style-name="P57"><text:s text:c="2"/>border-radius: 30px;</text:p>
      <text:p text:style-name="P57"/>
      <text:p text:style-name="P57"><text:s text:c="2"/>padding: 10px;</text:p>
      <text:p text:style-name="P57">}</text:p>
      <text:p text:style-name="P57"/>
      <text:p text:style-name="P57">input[type=button] {</text:p>
      <text:p text:style-name="P57"><text:s text:c="2"/>border-radius: 20px;</text:p>
      <text:p text:style-name="P57"><text:s text:c="2"/>cursor: pointer;</text:p>
      <text:p text:style-name="P57"><text:s text:c="2"/>font-family: 'Montserrat', sans-serif;</text:p>
      <text:p text:style-name="P57"><text:s text:c="2"/>height: 80px;</text:p>
      <text:p text:style-name="P57"><text:s text:c="2"/>width: 80px;</text:p>
      <text:p text:style-name="P57">}</text:p>
      <text:p text:style-name="P57"/>
      <text:p text:style-name="P57">input[type=tel] {</text:p>
      <text:p text:style-name="P57"><text:s text:c="2"/>background-color: #cccccc;</text:p>
      <text:p text:style-name="P57"><text:s text:c="2"/>border-radius: 10px;</text:p>
      <text:p text:style-name="P57"><text:s text:c="2"/>font-family: monospace;</text:p>
      <text:p text:style-name="P57"><text:s text:c="2"/>font-size: 22px;</text:p>
      <text:p text:style-name="P57"><text:s text:c="2"/>height: 40px;</text:p>
      <text:p text:style-name="P57"><text:soft-page-break/><text:s text:c="2"/>margin-bottom: 24px;</text:p>
      <text:p text:style-name="P57"><text:s text:c="2"/>padding: 10px;</text:p>
      <text:p text:style-name="P57"><text:s text:c="2"/>text-align: center;</text:p>
      <text:p text:style-name="P57"><text:s text:c="2"/>width: 280px;</text:p>
      <text:p text:style-name="P57">}</text:p>
      <text:p text:style-name="P57"/>
      <text:p text:style-name="P57">.ativa {</text:p>
      <text:p text:style-name="P57"><text:s text:c="2"/>background-color: yellow;</text:p>
      <text:p text:style-name="P57">}</text:p>
      <text:p text:style-name="P57"/>
      <text:p text:style-name="P57"/>
      <text:p text:style-name="P16"><text:span text:style-name="Source_20_Text"><text:span text:style-name="T1">const listaDeTeclas = document.querySelectorAll('input[type=button]');</text:span></text:span></text:p>
      <text:p text:style-name="P9"><text:span text:style-name="Source_20_Text"><text:span text:style-name="T1">const inputTel = document.querySelector('input[type=tel]');</text:span></text:span></text:p>
      <text:p text:style-name="P8"/>
      <text:p text:style-name="P9"><text:span text:style-name="Source_20_Text"><text:span text:style-name="T1">for (let indice = 0; indice &lt; listaDeTeclas.length; indice++) {</text:span></text:span></text:p>
      <text:p text:style-name="P8"><text:span text:style-name="Source_20_Text"><text:span text:style-name="T1"><text:s text:c="2"/></text:span></text:span></text:p>
      <text:p text:style-name="P9"><text:span text:style-name="Source_20_Text"><text:span text:style-name="T1"><text:s text:c="2"/>const tecla = listaDeTeclas[indice];</text:span></text:span></text:p>
      <text:p text:style-name="P8"><text:span text:style-name="Source_20_Text"><text:span text:style-name="T1"><text:s text:c="2"/></text:span></text:span></text:p>
      <text:p text:style-name="P9"><text:span text:style-name="Source_20_Text"><text:span text:style-name="T1"><text:s text:c="2"/>tecla.onclick = function () {</text:span></text:span></text:p>
      <text:p text:style-name="P9"><text:span text:style-name="Source_20_Text"><text:span text:style-name="T1"><text:s text:c="4"/>inputTel.value = inputTel.value + tecla.value;</text:span></text:span></text:p>
      <text:p text:style-name="P8"><text:span text:style-name="Source_20_Text"><text:span text:style-name="T1"><text:s text:c="2"/>}</text:span></text:span></text:p>
      <text:p text:style-name="P12"><text:span text:style-name="Source_20_Text"><text:span text:style-name="T1">}</text:span></text:span></text:p>
      <text:p text:style-name="P57"/>
      <text:p text:style-name="P57">Primeiro, você precisa criar uma referência para receber a lista com todas as teclas do AluraFone e uma outra para capturar o <text:span text:style-name="Source_20_Text"><text:span text:style-name="T1">input</text:span></text:span> Digite seu telefone, que no caso do código foi <text:span text:style-name="Source_20_Text"><text:span text:style-name="T1">const</text:span></text:span> <text:span text:style-name="Source_20_Text"><text:span text:style-name="T1">listaDeTeclas</text:span></text:span> e <text:span text:style-name="Source_20_Text"><text:span text:style-name="T1">const inputTel</text:span></text:span>, respectivamente.</text:p>
      <text:p text:style-name="P22">O segundo passo é criar o laço de repetição <text:span text:style-name="Source_20_Text"><text:span text:style-name="T1">for</text:span></text:span>, que vai percorrer a lista de teclas, por esta razão, a condição do for é <text:span text:style-name="Source_20_Text"><text:span text:style-name="T1">indice &lt; listaDeTeclas.length</text:span></text:span>, ou seja, enquanto o <text:span text:style-name="Source_20_Text"><text:span text:style-name="T1">indice</text:span></text:span> for menor que o tamanho de <text:span text:style-name="Source_20_Text"><text:span text:style-name="T1">listaDeTeclas</text:span></text:span>, executa um comando.</text:p>
      <text:p text:style-name="P22">Dentro do <text:span text:style-name="Source_20_Text"><text:span text:style-name="T1">for</text:span></text:span>, é necessário que se crie uma referência constante <text:span text:style-name="Source_20_Text"><text:span text:style-name="T1">const tecla</text:span></text:span> para que a cada iteração, receba o valor correspondente da tecla <text:span text:style-name="Source_20_Text"><text:span text:style-name="T1">listaDeTeclas[indice]</text:span></text:span>.</text:p>
      <text:p text:style-name="P22">Após isto, adicione no <text:span text:style-name="Source_20_Text"><text:span text:style-name="T1">onclick</text:span></text:span> uma função anônima que receberá o valor do campo Digite seu telefone <text:span text:style-name="Source_20_Text"><text:span text:style-name="T1">inputTel.value</text:span></text:span>, e atribua a ela a soma entre o valor do campo Digite seu telefone e o valor da tecla clicada <text:span text:style-name="Source_20_Text"><text:span text:style-name="T1">tecla.value</text:span></text:span>, ficando <text:span text:style-name="Source_20_Text"><text:span text:style-name="T1">inputTel.value = inputTel.value + tecla.value</text:span></text:span>.</text:p>
      <text:p text:style-name="P57"/>
      <text:p text:style-name="P57"/>
      <text:p text:style-name="P57"/>
      <text:p text:style-name="P57"/>
      <text:h text:style-name="P4" text:outline-level="1"><text:soft-page-break/>1) Incrementando o contador no console</text:h>
      <text:p text:style-name="P22">Imagine que você está desenvolvendo um aplicativo web interativo e deseja implementar uma funcionalidade de contagem. Cada vez que um botão é clicado, um contador deve ser incrementado em 1, e o valor atualizado do contador deve ser exibido no console do navegador. Sua tarefa é criar esta funcionalidade utilizando JavaScript.</text:p>
      <text:list text:style-name="L25">
        <text:list-item>
          <text:p text:style-name="P63">Adicione um botão HTML ao seu documento;</text:p>
        </text:list-item>
        <text:list-item>
          <text:p text:style-name="P63">Crie uma variável contador para manter o registro da contagem;</text:p>
        </text:list-item>
        <text:list-item>
          <text:p text:style-name="P63">Crie uma função que incrementa o contador e exibe o valor no console, exemplo <text:span text:style-name="Source_20_Text"><text:span text:style-name="T1">incrementarContador</text:span></text:span>;</text:p>
        </text:list-item>
        <text:list-item>
          <text:p text:style-name="P64">Adicione um ouvinte de evento ao botão para chamar a função <text:span text:style-name="Source_20_Text"><text:span text:style-name="T1">incrementarContador</text:span></text:span> ao ser clicado.</text:p>
        </text:list-item>
      </text:list>
      <text:p text:style-name="P22">Código HTML:</text:p>
      <text:p text:style-name="P9"><text:span text:style-name="Source_20_Text"><text:span text:style-name="T1"><text:s/>&lt;button class="tecla tecla_pom"&gt;Pom&lt;/button&gt;</text:span></text:span></text:p>
      <text:p text:style-name="P12"/>
      <text:p text:style-name="P22">Código JavaScript:</text:p>
      <text:p text:style-name="P9"><text:span text:style-name="Source_20_Text"><text:span text:style-name="T1">let contador = 0;</text:span></text:span></text:p>
      <text:p text:style-name="P8"/>
      <text:p text:style-name="P9"><text:span text:style-name="Source_20_Text"><text:span text:style-name="T1">function incrementarContador() {</text:span></text:span></text:p>
      <text:p text:style-name="P9"><text:span text:style-name="Source_20_Text"><text:span text:style-name="T1"><text:s text:c="2"/>contador = contador + 1;</text:span></text:span></text:p>
      <text:p text:style-name="P9"><text:span text:style-name="Source_20_Text"><text:span text:style-name="T1"><text:s text:c="2"/>console.log("Contador: " + contador);</text:span></text:span></text:p>
      <text:p text:style-name="P8"><text:span text:style-name="Source_20_Text"><text:span text:style-name="T1">}</text:span></text:span></text:p>
      <text:p text:style-name="P8"/>
      <text:p text:style-name="P9"><text:span text:style-name="Source_20_Text"><text:span text:style-name="T1">const tecla = document.querySelector(".tecla_pom")</text:span></text:span></text:p>
      <text:p text:style-name="P10"><text:span text:style-name="Source_20_Text"><text:span text:style-name="T1">tecla.onclick = incrementarContador;</text:span></text:span></text:p>
      <text:p text:style-name="P22"/>
      <text:h text:style-name="P1" text:outline-level="1">2) Criando um array de botões</text:h>
      <text:p text:style-name="P22">Crie uma variável que guarde a lista com todos os botões da página, depois printe essa lista no console do seu navegador. Para fazer essas ações, utilize um método do JavaScript que <text:span text:style-name="Strong_20_Emphasis"><text:span text:style-name="T1">recebe como parâmetro a mesma classe de todos os botões</text:span></text:span>.</text:p>
      <text:list text:style-name="L24">
        <text:list-item>
          <text:p text:style-name="P61">Utilize o método <text:span text:style-name="Source_20_Text"><text:span text:style-name="T1">querySelectorAll</text:span></text:span> para selecionar uma lista de elementos com a mesma classe;</text:p>
        </text:list-item>
        <text:list-item>
          <text:p text:style-name="P61">Crie uma variável e guarde nela essa lista;</text:p>
        </text:list-item>
        <text:list-item>
          <text:p text:style-name="P62">Printe no console a lista de botões através da variável.</text:p>
        </text:list-item>
      </text:list>
      <text:p text:style-name="P22">Veja como ficaria o código JavaScript:</text:p>
      <text:p text:style-name="P9"><text:span text:style-name="Source_20_Text"><text:span text:style-name="T1">const listaDeTeclas = document.querySelectorAll('.tecla');</text:span></text:span></text:p>
      <text:p text:style-name="P10"><text:span text:style-name="Source_20_Text"><text:span text:style-name="T1">console.log(listaDeTeclas)</text:span></text:span></text:p>
      <text:p text:style-name="P22"/>
      <text:h text:style-name="P1" text:outline-level="1"><text:soft-page-break/>3) Trabalhando com arrays para incrementar um contador</text:h>
      <text:p text:style-name="P22">Você está desenvolvendo um aplicativo de teclado MIDI virtual em JavaScript e já realizou o desafio de selecionar todos os botões de um array: utilizar um método para selecionar todos os botões de uma só vez no console. Sua tarefa é refatorar a função criada anteriormente para que ela seja capaz de incrementar o contador em 1, e o valor atualizado do contador deve ser exibido no console do navegador, sempre que o quarto elemento do array de botões for clicado.</text:p>
      <text:p text:style-name="P22"/>
      <text:p text:style-name="P22">Defina a posição do quarto elemento do array, e aplique entre colchetes. Lembre-se de que a posição de um array se conta a partir de 0:</text:p>
      <text:p text:style-name="P9"><text:span text:style-name="Source_20_Text"><text:span text:style-name="T1">let contador = 0;</text:span></text:span></text:p>
      <text:p text:style-name="P8"/>
      <text:p text:style-name="P9"><text:span text:style-name="Source_20_Text"><text:span text:style-name="T1">const listaDeTeclas = document.querySelectorAll('.tecla')</text:span></text:span></text:p>
      <text:p text:style-name="P8"/>
      <text:p text:style-name="P9"><text:span text:style-name="Source_20_Text"><text:span text:style-name="T1">function incrementarContador() {</text:span></text:span></text:p>
      <text:p text:style-name="P9"><text:span text:style-name="Source_20_Text"><text:span text:style-name="T1"><text:s text:c="2"/>contador = contador + 1;</text:span></text:span></text:p>
      <text:p text:style-name="P9"><text:span text:style-name="Source_20_Text"><text:span text:style-name="T1"><text:s text:c="2"/>console.log("Contador: " + contador);</text:span></text:span></text:p>
      <text:p text:style-name="P8"><text:span text:style-name="Source_20_Text"><text:span text:style-name="T1">}</text:span></text:span></text:p>
      <text:p text:style-name="P8"/>
      <text:p text:style-name="P10"><text:span text:style-name="Source_20_Text"><text:span text:style-name="T1">listaDeTeclas[3].onclick = incrementarContador;</text:span></text:span></text:p>
      <text:p text:style-name="P22"/>
      <text:h text:style-name="P1" text:outline-level="1">4) Utilizando método <text:span text:style-name="Source_20_Text"><text:span text:style-name="T1">while</text:span></text:span> para aplicar contador</text:h>
      <text:p text:style-name="P22">No aplicativo de teclado MIDI virtual, você se deparou com um novo desafio: Utilize o método <text:span text:style-name="Source_20_Text"><text:span text:style-name="T1">while</text:span></text:span> para aplicar a funcionalidade de incrementar um contador em mais um, e o valor atualizado do contador deve ser exibido no console do navegador. Agora, isso deve acontecer cada vez que algum botão da lista de botões for clicado.</text:p>
      <text:list text:style-name="L26">
        <text:list-item>
          <text:p text:style-name="P65">Utilize o método <text:span text:style-name="Source_20_Text"><text:span text:style-name="T1">while</text:span></text:span> para incrementar em + 1 o contador;</text:p>
        </text:list-item>
        <text:list-item>
          <text:p text:style-name="P66">Printe o resultado de cada iteração no console do navegador:</text:p>
        </text:list-item>
      </text:list>
      <text:p text:style-name="P9"><text:span text:style-name="Source_20_Text"><text:span text:style-name="T1">let contador = 0;</text:span></text:span></text:p>
      <text:p text:style-name="P8"/>
      <text:p text:style-name="P9"><text:span text:style-name="Source_20_Text"><text:span text:style-name="T1">const listaDeTeclas = document.querySelectorAll('.tecla');</text:span></text:span></text:p>
      <text:p text:style-name="P8"/>
      <text:p text:style-name="P9"><text:span text:style-name="Source_20_Text"><text:span text:style-name="T1">function incrementarContador() {</text:span></text:span></text:p>
      <text:p text:style-name="P9"><text:span text:style-name="Source_20_Text"><text:span text:style-name="T1"><text:s text:c="2"/>contador = contador + 1;</text:span></text:span></text:p>
      <text:p text:style-name="P9"><text:span text:style-name="Source_20_Text"><text:span text:style-name="T1"><text:s text:c="2"/>console.log("Contador: " + contador);</text:span></text:span></text:p>
      <text:p text:style-name="P8"><text:span text:style-name="Source_20_Text"><text:span text:style-name="T1">}</text:span></text:span></text:p>
      <text:p text:style-name="P8"/>
      <text:p text:style-name="P9"><text:span text:style-name="Source_20_Text"><text:span text:style-name="T1">let i = 0;</text:span></text:span></text:p>
      <text:p text:style-name="P8"/>
      <text:p text:style-name="P9"><text:span text:style-name="Source_20_Text"><text:span text:style-name="T1">while (i &lt; listaDeTeclas.length) {</text:span></text:span></text:p>
      <text:p text:style-name="P9"><text:span text:style-name="Source_20_Text"><text:span text:style-name="T1"><text:s text:c="2"/>listaDeTeclas[i].onclick = incrementarContador;</text:span></text:span></text:p>
      <text:p text:style-name="P8"><text:span text:style-name="Source_20_Text"><text:span text:style-name="T1"><text:s text:c="2"/>i++;</text:span></text:span></text:p>
      <text:p text:style-name="P12"><text:span text:style-name="Source_20_Text"><text:span text:style-name="T1">}</text:span></text:span></text:p>
      <text:p text:style-name="P22"><text:soft-page-break/></text:p>
      <text:h text:style-name="P1" text:outline-level="1">5) Utilizando método while para aplicar contador</text:h>
      <text:p text:style-name="P22">Chegaram nova demandas no aplicativo de teclado MIDI virtual: Refatore o código realizado anteriormente nesta lista de exercícios, utilizando o método <text:span text:style-name="Source_20_Text"><text:span text:style-name="T1">for</text:span></text:span> do JavaScript para realizar a mesma tarefa, incrementar o contador em mais um, e exibir o resultado no console do navegador, cada vez que algum botão da lista de botões for clicado.</text:p>
      <text:p text:style-name="P57">Utilize o método <text:span text:style-name="Source_20_Text"><text:span text:style-name="T1">for</text:span></text:span> para incrementar em + 1 o contador;</text:p>
      <text:list text:style-name="L27">
        <text:list-item>
          <text:p text:style-name="P67">Printe o resultado de cada iteração no console do navegador:</text:p>
        </text:list-item>
      </text:list>
      <text:p text:style-name="P9"><text:span text:style-name="Source_20_Text"><text:span text:style-name="T1">let contador = 0;</text:span></text:span></text:p>
      <text:p text:style-name="P8"/>
      <text:p text:style-name="P9"><text:span text:style-name="Source_20_Text"><text:span text:style-name="T1">const listaDeTeclas = document.querySelectorAll('.tecla');</text:span></text:span></text:p>
      <text:p text:style-name="P8"/>
      <text:p text:style-name="P9"><text:span text:style-name="Source_20_Text"><text:span text:style-name="T1">function incrementarContador() {</text:span></text:span></text:p>
      <text:p text:style-name="P9"><text:span text:style-name="Source_20_Text"><text:span text:style-name="T1"><text:s text:c="2"/>contador = contador + 1;</text:span></text:span></text:p>
      <text:p text:style-name="P9"><text:span text:style-name="Source_20_Text"><text:span text:style-name="T1"><text:s text:c="2"/>console.log("Contador: " + contador);</text:span></text:span></text:p>
      <text:p text:style-name="P8"><text:span text:style-name="Source_20_Text"><text:span text:style-name="T1">}</text:span></text:span></text:p>
      <text:p text:style-name="P8"/>
      <text:p text:style-name="P9"><text:span text:style-name="Source_20_Text"><text:span text:style-name="T1">for (let i = 0; i &lt; listaDeTeclas.length; i++) {</text:span></text:span></text:p>
      <text:p text:style-name="P9"><text:span text:style-name="Source_20_Text"><text:span text:style-name="T1"><text:s text:c="2"/>listaDeTeclas[i].onclick = incrementarContador;</text:span></text:span></text:p>
      <text:p text:style-name="P12"><text:span text:style-name="Source_20_Text"><text:span text:style-name="T1">}</text:span></text:span></text:p>
      <text:p text:style-name="P57"/>
      <text:p text:style-name="P57"/>
      <text:p text:style-name="P68">Eventos e lógicas: </text:p>
      <text:p text:style-name="P68">&lt;h1&gt; Alura Fone &lt;/h1&gt;</text:p>
      <text:p text:style-name="P68">&lt;input type="tel" placeholder="Digite seu telefone"&gt;</text:p>
      <text:p text:style-name="P68"><text:s/>&lt;section class="teclado"&gt;</text:p>
      <text:p text:style-name="P68"><text:s text:c="3"/>&lt;input type="button" value="1"&gt;</text:p>
      <text:p text:style-name="P68"><text:s text:c="4"/>&lt;input type="button" value="2"&gt;</text:p>
      <text:p text:style-name="P68"><text:s text:c="4"/>&lt;input type="button" value="3"&gt;</text:p>
      <text:p text:style-name="P68"><text:s text:c="4"/>&lt;input type="button" value="4"&gt;</text:p>
      <text:p text:style-name="P68"><text:s text:c="4"/>&lt;input type="button" value="5"&gt;</text:p>
      <text:p text:style-name="P68"><text:s text:c="4"/>&lt;input type="button" value="6"&gt;</text:p>
      <text:p text:style-name="P68"><text:s text:c="4"/>&lt;input type="button" value="7"&gt;</text:p>
      <text:p text:style-name="P68"><text:s text:c="4"/>&lt;input type="button" value="8"&gt;</text:p>
      <text:p text:style-name="P68"><text:s text:c="4"/>&lt;input type="button" value="9"&gt;</text:p>
      <text:p text:style-name="P68"><text:s text:c="4"/>&lt;input type="button" value="*"&gt;</text:p>
      <text:p text:style-name="P68"><text:soft-page-break/><text:s text:c="4"/>&lt;input type="button" value="0"&gt;</text:p>
      <text:p text:style-name="P68"><text:s text:c="4"/>&lt;input type="button" value="#"&gt;</text:p>
      <text:p text:style-name="P68"><text:s text:c="2"/>&lt;/section&gt;</text:p>
      <text:p text:style-name="P68"><text:s text:c="2"/></text:p>
      <text:p text:style-name="P68"/>
      <text:p text:style-name="P68">css:</text:p>
      <text:p text:style-name="P68">* {</text:p>
      <text:p text:style-name="P68"><text:s text:c="2"/>box-sizing: border-box;</text:p>
      <text:p text:style-name="P68">/* <text:s text:c="2"/>margin: 0;</text:p>
      <text:p text:style-name="P68"><text:s text:c="2"/>padding: 0; */</text:p>
      <text:p text:style-name="P68">}</text:p>
      <text:p text:style-name="P68"/>
      <text:p text:style-name="P68">body {</text:p>
      <text:p text:style-name="P68"><text:s text:c="2"/>display: flex;</text:p>
      <text:p text:style-name="P68"><text:s text:c="2"/>justify-content: center;</text:p>
      <text:p text:style-name="P68"><text:s text:c="2"/>align-items: center;</text:p>
      <text:p text:style-name="P68"><text:s text:c="2"/>flex-direction: column;</text:p>
      <text:p text:style-name="P68"/>
      <text:p text:style-name="P68"><text:s text:c="2"/>background-color: #191919;</text:p>
      <text:p text:style-name="P68"><text:s text:c="2"/>min-height: 100vh;</text:p>
      <text:p text:style-name="P68">}</text:p>
      <text:p text:style-name="P68"/>
      <text:p text:style-name="P68">input {</text:p>
      <text:p text:style-name="P68"><text:s text:c="2"/>border: none;</text:p>
      <text:p text:style-name="P68"><text:s text:c="2"/>color: inherit;</text:p>
      <text:p text:style-name="P68"><text:s text:c="2"/>font-size: inherit;</text:p>
      <text:p text:style-name="P68"><text:s text:c="2"/>font-weight: inherit;</text:p>
      <text:p text:style-name="P68"><text:s text:c="2"/>font-family: inherit;</text:p>
      <text:p text:style-name="P68">}</text:p>
      <text:p text:style-name="P68"/>
      <text:p text:style-name="P68">h1 {</text:p>
      <text:p text:style-name="P68"><text:s text:c="2"/>font-family: 'Montserrat', sans-serif;</text:p>
      <text:p text:style-name="P68"><text:soft-page-break/><text:s text:c="2"/>font-size: 24px;</text:p>
      <text:p text:style-name="P68"><text:s text:c="2"/>color: #fff;</text:p>
      <text:p text:style-name="P68">}</text:p>
      <text:p text:style-name="P68"/>
      <text:p text:style-name="P68">.teclado {</text:p>
      <text:p text:style-name="P68"><text:s text:c="2"/>display: grid;</text:p>
      <text:p text:style-name="P68"><text:s text:c="2"/>grid-template-columns: repeat(3, 1fr);</text:p>
      <text:p text:style-name="P68"><text:s text:c="2"/>gap: 10px; </text:p>
      <text:p text:style-name="P68"/>
      <text:p text:style-name="P68"><text:s text:c="2"/>background-color: #cccccc;</text:p>
      <text:p text:style-name="P68"><text:s text:c="2"/>border-radius: 30px;</text:p>
      <text:p text:style-name="P68"/>
      <text:p text:style-name="P68"><text:s text:c="2"/>padding: 10px;</text:p>
      <text:p text:style-name="P68">}</text:p>
      <text:p text:style-name="P68"/>
      <text:p text:style-name="P68">input[type=button] {</text:p>
      <text:p text:style-name="P68"><text:s text:c="2"/>border-radius: 20px;</text:p>
      <text:p text:style-name="P68"><text:s text:c="2"/>cursor: pointer;</text:p>
      <text:p text:style-name="P68"><text:s text:c="2"/>font-family: 'Montserrat', sans-serif;</text:p>
      <text:p text:style-name="P68"><text:s text:c="2"/>height: 80px;</text:p>
      <text:p text:style-name="P68"><text:s text:c="2"/>width: 80px;</text:p>
      <text:p text:style-name="P68">}</text:p>
      <text:p text:style-name="P68"/>
      <text:p text:style-name="P68">input[type=tel] {</text:p>
      <text:p text:style-name="P68"><text:s text:c="2"/>background-color: #cccccc;</text:p>
      <text:p text:style-name="P68"><text:s text:c="2"/>border-radius: 10px;</text:p>
      <text:p text:style-name="P68"><text:s text:c="2"/>font-family: monospace;</text:p>
      <text:p text:style-name="P68"><text:s text:c="2"/>font-size: 22px;</text:p>
      <text:p text:style-name="P68"><text:s text:c="2"/>height: 40px;</text:p>
      <text:p text:style-name="P68"><text:s text:c="2"/>margin-bottom: 24px;</text:p>
      <text:p text:style-name="P68"><text:s text:c="2"/>padding: 10px;</text:p>
      <text:p text:style-name="P68"><text:s text:c="2"/>text-align: center;</text:p>
      <text:p text:style-name="P68"><text:soft-page-break/><text:s text:c="2"/>width: 280px;</text:p>
      <text:p text:style-name="P68">}</text:p>
      <text:p text:style-name="P68"/>
      <text:p text:style-name="P68">.ativa {</text:p>
      <text:p text:style-name="P68"><text:s text:c="2"/>background-color: yellow;</text:p>
      <text:p text:style-name="P68">}</text:p>
      <text:p text:style-name="P68"/>
      <text:p text:style-name="P68">A partir deste código <text:a xlink:type="simple" xlink:href="https://codepen.io/vanessametonini/pen/eYEVEqR" office:target-frame-name="_blank" xlink:show="new" text:style-name="Internet_20_link" text:visited-style-name="Visited_20_Internet_20_Link"><text:span text:style-name="T1">CodePen</text:span></text:a>, faça:</text:p>
      <text:list text:style-name="L28">
        <text:list-item>
          <text:p text:style-name="P69">Um JavaScript que percorra a lista de teclas do AluraFone, e ao clicar na tecla <text:span text:style-name="Emphasis"><text:span text:style-name="T1">Enter</text:span></text:span> ou <text:span text:style-name="Emphasis"><text:span text:style-name="T1">Espaço</text:span></text:span>, adicione a classe <text:span text:style-name="Source_20_Text"><text:span text:style-name="T1">ativa</text:span></text:span> no elemento e também resolva o momento de retirar a classe ativa do elemento.</text:p>
        </text:list-item>
      </text:list>
      <text:p text:style-name="P22">Como fazer:</text:p>
      <text:list text:style-name="L29">
        <text:list-item>
          <text:p text:style-name="P70">Abra o link do CodePen;</text:p>
        </text:list-item>
        <text:list-item>
          <text:p text:style-name="P71">Abra a aba JS e escreva seu código dentro dela;</text:p>
        </text:list-item>
      </text:list>
      <text:p text:style-name="P68"><text:span text:style-name="Strong_20_Emphasis"><text:span text:style-name="T1">Gabarito:</text:span></text:span></text:p>
      <text:p text:style-name="P9"><text:span text:style-name="Source_20_Text"><text:span text:style-name="T1">const listaDeTeclas = document.querySelectorAll('input[type=button]');</text:span></text:span></text:p>
      <text:p text:style-name="P8"/>
      <text:p text:style-name="P9"><text:span text:style-name="Source_20_Text"><text:span text:style-name="T1">for (let indice = 0; indice &lt; listaDeTeclas.length; indice++) {</text:span></text:span></text:p>
      <text:p text:style-name="P9"><text:span text:style-name="Source_20_Text"><text:span text:style-name="T1"><text:s text:c="2"/>const tecla = listaDeTeclas[indice];</text:span></text:span></text:p>
      <text:p text:style-name="P8"/>
      <text:p text:style-name="P9"><text:span text:style-name="Source_20_Text"><text:span text:style-name="T1"><text:s text:c="2"/>tecla.onkeydown = function (evento) {</text:span></text:span></text:p>
      <text:p text:style-name="P9"><text:span text:style-name="Source_20_Text"><text:span text:style-name="T1"><text:s text:c="4"/>if(evento.code === "Enter" || evento.code === "Space") {</text:span></text:span></text:p>
      <text:p text:style-name="P9"><text:span text:style-name="Source_20_Text"><text:span text:style-name="T1"><text:s text:c="4"/>tecla.classList.add('ativa');</text:span></text:span></text:p>
      <text:p text:style-name="P8"><text:span text:style-name="Source_20_Text"><text:span text:style-name="T1"><text:s text:c="4"/>}</text:span></text:span></text:p>
      <text:p text:style-name="P8"><text:span text:style-name="Source_20_Text"><text:span text:style-name="T1"><text:s text:c="2"/>}</text:span></text:span></text:p>
      <text:p text:style-name="P9"><text:span text:style-name="Source_20_Text"><text:span text:style-name="T1"><text:s text:c="2"/>tecla.onkeyup = function () {</text:span></text:span></text:p>
      <text:p text:style-name="P9"><text:span text:style-name="Source_20_Text"><text:span text:style-name="T1"><text:s text:c="4"/>tecla.classList.remove('ativa');</text:span></text:span></text:p>
      <text:p text:style-name="P8"><text:span text:style-name="Source_20_Text"><text:span text:style-name="T1"><text:s text:c="2"/>}</text:span></text:span></text:p>
      <text:p text:style-name="P12"><text:span text:style-name="Source_20_Text"><text:span text:style-name="T1">}</text:span></text:span>COPIAR CÓDIGO</text:p>
      <text:p text:style-name="P22">O primeiro passo é criar uma referência (<text:span text:style-name="Source_20_Text"><text:span text:style-name="T1">const listaDeTeclas</text:span></text:span>) para poder receber a lista com todas as teclas do Alura Fone, ficando <text:span text:style-name="Source_20_Text"><text:span text:style-name="T1">const listaDeTeclas = document.querySelectorAll('input[type=button]')</text:span></text:span>.</text:p>
      <text:p text:style-name="P22">O segundo passo é criar o laço de repetição for, que vai percorrer a lista de teclas, por esta razão, a condição do for é <text:span text:style-name="Source_20_Text"><text:span text:style-name="T1">indice &lt; listaDeTeclas.length</text:span></text:span>, ou seja, enquanto o <text:span text:style-name="Source_20_Text"><text:span text:style-name="T1">indice</text:span></text:span> for menor que o tamanho de <text:span text:style-name="Source_20_Text"><text:span text:style-name="T1">listaDeTeclas</text:span></text:span>, executa um comando.</text:p>
      <text:p text:style-name="P22">Dentro do <text:span text:style-name="Source_20_Text"><text:span text:style-name="T1">for</text:span></text:span>, para facilitar o entendimento, crie uma referência constante <text:span text:style-name="Emphasis"><text:span text:style-name="Source_20_Text"><text:span text:style-name="T1">const tecla</text:span></text:span></text:span> para que a cada iteração , receba o valor correspondente da tecla <text:span text:style-name="Emphasis"><text:span text:style-name="Source_20_Text"><text:span text:style-name="T1">listaDeTeclas[indice]</text:span></text:span></text:span>, ficando <text:span text:style-name="Emphasis"><text:span text:style-name="Source_20_Text"><text:span text:style-name="T1">const tecla = listaDeTeclas</text:span></text:span></text:span>.</text:p>
      <text:p text:style-name="P22">Após isto, adicione no evento de ao apertar uma tecla do teclado <text:span text:style-name="Source_20_Text"><text:span text:style-name="T1">onkeydown</text:span></text:span> uma <text:span text:style-name="Emphasis"><text:span text:style-name="T1">função anônima</text:span></text:span> que recebe como parâmetro um <text:span text:style-name="Source_20_Text"><text:span text:style-name="T1">evento</text:span></text:span>. Dentro do escopo da função, vamos criar um <text:span text:style-name="Source_20_Text"><text:span text:style-name="T1">if</text:span></text:span> com a condição: se <text:span text:style-name="Source_20_Text"><text:span text:style-name="T1">evento.code</text:span></text:span> (o código do evento <text:span text:style-name="Source_20_Text"><text:span text:style-name="T1">onkeydown</text:span></text:span>) for igual a "Enter" <text:soft-page-break/>ou for igual a "Space", adicione a classe <text:span text:style-name="Source_20_Text"><text:span text:style-name="T1">ativa</text:span></text:span> no elemento tecla, ficando então assim <text:span text:style-name="Source_20_Text"><text:span text:style-name="T1">tecla.classList.add(‘ativa’);</text:span></text:span></text:p>
      <text:p text:style-name="P22">Como foi resolvido a adição da classe ativa a partir do clique da tecla <text:span text:style-name="Source_20_Text"><text:span text:style-name="T1">Enter</text:span></text:span> ou <text:span text:style-name="Source_20_Text"><text:span text:style-name="T1">Space</text:span></text:span>, é necessário remover essa classe logo após deixamos de pressionar a tecla. Para isso, você precisa adicionar na <text:span text:style-name="Source_20_Text"><text:span text:style-name="T1">tecla</text:span></text:span> o evento de <text:span text:style-name="Source_20_Text"><text:span text:style-name="T1">onkeyup</text:span></text:span> (quando o usuário solta a tecla) uma função anônima, e dentro do escopo desta função, vamos remover a classe ativa da classe, ficando assim: <text:span text:style-name="Source_20_Text"><text:span text:style-name="T1">tecla.classList.remove(‘ativa’);</text:span></text:span></text:p>
      <text:p text:style-name="P68"/>
      <text:p text:style-name="P68">Uma empresa de transporte solicitou que você desenvolvesse uma função que entregue todos os pacotes vermelhos no Ceará, e os azuis no Rio de Janeiro.</text:p>
      <text:p text:style-name="P22">Assinale a alternativa correta que corresponde a função de entrega do pacote:</text:p>
      <text:p text:style-name="P18"><text:span text:style-name="Source_20_Text"><text:span text:style-name="T1">function entregaPacote(corDoPacote) {</text:span></text:span></text:p>
      <text:p text:style-name="P17"><text:span text:style-name="Source_20_Text"><text:span text:style-name="T1"><text:s text:c="2"/>if (corDoPacote == 'vermelho') {</text:span></text:span></text:p>
      <text:p text:style-name="P11"><text:span text:style-name="Source_20_Text"><text:span text:style-name="T1"><text:s text:c="4"/>mandaProCeara();</text:span></text:span></text:p>
      <text:p text:style-name="P17"><text:span text:style-name="Source_20_Text"><text:span text:style-name="T1"><text:s text:c="2"/>}</text:span></text:span></text:p>
      <text:p text:style-name="P17"><text:span text:style-name="Source_20_Text"><text:span text:style-name="T1"><text:s text:c="2"/>if (corDoPacote == 'azul') {</text:span></text:span></text:p>
      <text:p text:style-name="P11"><text:span text:style-name="Source_20_Text"><text:span text:style-name="T1"><text:s text:c="4"/>mandaProRioDeJaneiro();</text:span></text:span></text:p>
      <text:p text:style-name="P17"><text:span text:style-name="Source_20_Text"><text:span text:style-name="T1"><text:s text:c="2"/>}</text:span></text:span></text:p>
      <text:p text:style-name="P13"><text:span text:style-name="Source_20_Text"><text:span text:style-name="T1">}</text:span></text:span></text:p>
      <text:p text:style-name="P22"><text:bookmark text:name="alternative-81077"/><text:span text:style-name="T2">Alternativa correta! Utilizando a estrutura condicional </text:span><text:span text:style-name="Source_20_Text"><text:span text:style-name="T1">if</text:span></text:span><text:span text:style-name="T2">conseguimos saber o destino correto para entrega dos pacotes a partir das cores.</text:span></text:p>
      <text:p text:style-name="P68"/>
      <text:h text:style-name="P5" text:outline-level="1">1) Adicionando classe com clique</text:h>
      <text:p text:style-name="P22">Imagine que você está trabalhando em um projeto de um teclado virtual musical. Sua tarefa é fazer com que, ao clicar em uma tecla do teclado virtual, a classe "ativa" seja adicionada a essa tecla, alterando sua aparência para indicar que está sendo pressionada. Utilize JavaScript para adicionar essa funcionalidade. Considere que já existe um HTML com as teclas e cada uma tem sua própria classe ou id.</text:p>
      <text:list text:style-name="L30">
        <text:list-item>
          <text:p text:style-name="P72">Primeiro, selecione todas as teclas. Supondo que cada tecla tenha uma classe chamada tecla, você pode usar <text:span text:style-name="Source_20_Text"><text:span text:style-name="T1">document.querySelectorAll('.tecla')</text:span></text:span> para obter uma NodeList de todas as teclas;</text:p>
        </text:list-item>
        <text:list-item>
          <text:p text:style-name="P72">Em seguida, percorra cada tecla usando um loop <text:span text:style-name="Source_20_Text"><text:span text:style-name="T1">forEach</text:span></text:span>;</text:p>
        </text:list-item>
        <text:list-item>
          <text:p text:style-name="P72">Dentro do loop, adicione um event listener para o evento de clique em cada tecla;</text:p>
        </text:list-item>
        <text:list-item>
          <text:p text:style-name="P73">Na função do event listener, use <text:span text:style-name="Source_20_Text"><text:span text:style-name="T1">classList.add('ativa')</text:span></text:span> para adicionar a classe <text:span text:style-name="Source_20_Text"><text:span text:style-name="T1">ativa</text:span></text:span> à tecla clicada.</text:p>
        </text:list-item>
      </text:list>
      <text:p text:style-name="P22"><text:soft-page-break/>Veja como ficaria o código:</text:p>
      <text:p text:style-name="P9"><text:span text:style-name="Source_20_Text"><text:span text:style-name="T1">document.querySelectorAll('.tecla').forEach(function(tecla) {</text:span></text:span></text:p>
      <text:p text:style-name="P9"><text:span text:style-name="Source_20_Text"><text:span text:style-name="T1"><text:s text:c="4"/>tecla.addEventListener('click', function() {</text:span></text:span></text:p>
      <text:p text:style-name="P9"><text:span text:style-name="Source_20_Text"><text:span text:style-name="T1"><text:s text:c="8"/>this.classList.add('ativa');</text:span></text:span></text:p>
      <text:p text:style-name="P8"><text:span text:style-name="Source_20_Text"><text:span text:style-name="T1"><text:s text:c="4"/>});</text:span></text:span></text:p>
      <text:p text:style-name="P12"><text:span text:style-name="Source_20_Text"><text:span text:style-name="T1">});</text:span></text:span></text:p>
      <text:p text:style-name="P22"/>
      <text:h text:style-name="P1" text:outline-level="1">2) Removendo classe com clique</text:h>
      <text:p text:style-name="P22">Agora, o objetivo é remover a classe "ativa" de uma tecla do teclado virtual quando ela é clicada novamente. Isso indicará que a tecla foi "solta". Utilize JavaScript para implementar essa lógica, garantindo que a tecla volte ao seu estado original após o segundo clique. Assuma que o HTML e as classes das teclas já estão definidos.</text:p>
      <text:p text:style-name="P68">Adicione, ao código, a estrutura condicional <text:span text:style-name="Source_20_Text"><text:span text:style-name="T1">if</text:span></text:span> para executar a lógica de adicionar ou remover a classe <text:span text:style-name="Source_20_Text"><text:span text:style-name="T1">ativa</text:span></text:span> a partir do clique em cada um dos botões do projeto:</text:p>
      <text:p text:style-name="P9"><text:span text:style-name="Source_20_Text"><text:span text:style-name="T1">document.querySelectorAll('.tecla').forEach(function(tecla) {</text:span></text:span></text:p>
      <text:p text:style-name="P9"><text:span text:style-name="Source_20_Text"><text:span text:style-name="T1"><text:s text:c="4"/>tecla.addEventListener('click', function(event) {</text:span></text:span></text:p>
      <text:p text:style-name="P9"><text:span text:style-name="Source_20_Text"><text:span text:style-name="T1"><text:s text:c="8"/>const elementoClicado = event.target;</text:span></text:span></text:p>
      <text:p text:style-name="P8"/>
      <text:p text:style-name="P9"><text:span text:style-name="Source_20_Text"><text:span text:style-name="T1"><text:s text:c="8"/>if (elementoClicado.classList.contains('ativa')) {</text:span></text:span></text:p>
      <text:p text:style-name="P9"><text:span text:style-name="Source_20_Text"><text:span text:style-name="T1"><text:s text:c="12"/>elementoClicado.classList.remove('ativa');</text:span></text:span></text:p>
      <text:p text:style-name="P9"><text:span text:style-name="Source_20_Text"><text:span text:style-name="T1"><text:s text:c="8"/>} else {</text:span></text:span></text:p>
      <text:p text:style-name="P9"><text:span text:style-name="Source_20_Text"><text:span text:style-name="T1"><text:s text:c="12"/>elementoClicado.classList.add('ativa');</text:span></text:span></text:p>
      <text:p text:style-name="P8"><text:span text:style-name="Source_20_Text"><text:span text:style-name="T1"><text:s text:c="8"/>}</text:span></text:span></text:p>
      <text:p text:style-name="P8"><text:span text:style-name="Source_20_Text"><text:span text:style-name="T1"><text:s text:c="4"/>});</text:span></text:span></text:p>
      <text:p text:style-name="P12"><text:span text:style-name="Source_20_Text"><text:span text:style-name="T1">});</text:span></text:span></text:p>
      <text:p text:style-name="P68"><text:span text:style-name="Strong_20_Emphasis"><text:span text:style-name="T1">Eventos no teclado:</text:span></text:span></text:p>
      <text:p text:style-name="P22">O que são eventos do teclado e como usá-los: <text:span text:style-name="Source_20_Text"><text:span text:style-name="T1">onkeydown</text:span></text:span>e <text:span text:style-name="Source_20_Text"><text:span text:style-name="T1">onkeyup</text:span></text:span>. Como adicionar e remover classes em um elemento HTML através do JavaScript, com as funções <text:span text:style-name="Source_20_Text"><text:span text:style-name="T1">add</text:span></text:span> e <text:span text:style-name="Source_20_Text"><text:span text:style-name="T1">remove</text:span></text:span> do <text:span text:style-name="Source_20_Text"><text:span text:style-name="T1">classList</text:span></text:span>.</text:p>
      <text:list text:style-name="L32">
        <text:list-item>
          <text:p text:style-name="P74"><text:span text:style-name="Strong_20_Emphasis"><text:span text:style-name="T1">Condições no código e operadores lógicos:</text:span></text:span></text:p>
        </text:list-item>
      </text:list>
      <text:p text:style-name="P22">O que é o objeto <text:span text:style-name="Source_20_Text"><text:span text:style-name="T1">event</text:span></text:span>, como declarar e acessar ele através do parâmetro de uma função atrelada a um evento. A estrutura condicional <text:span text:style-name="Source_20_Text"><text:span text:style-name="T1">if</text:span></text:span> e para que ele serve, além de conhecer o operador de igualdade <text:span text:style-name="Source_20_Text"><text:span text:style-name="T1">==</text:span></text:span>, estritamente igual (<text:span text:style-name="Source_20_Text"><text:span text:style-name="T1">===</text:span></text:span>), e o operador <text:span text:style-name="Strong_20_Emphasis"><text:span text:style-name="T1">or</text:span></text:span> (<text:span text:style-name="Source_20_Text"><text:span text:style-name="T1">||</text:span></text:span>).</text:p>
      <text:list text:style-name="L33">
        <text:list-item>
          <text:p text:style-name="P75"><text:span text:style-name="Strong_20_Emphasis"><text:span text:style-name="T1">Mais condições:</text:span></text:span></text:p>
        </text:list-item>
      </text:list>
      <text:p text:style-name="P22">A estruturas condicionais <text:span text:style-name="Source_20_Text"><text:span text:style-name="T1">if</text:span></text:span> e <text:span text:style-name="Source_20_Text"><text:span text:style-name="T1">else</text:span></text:span> juntas. O operador <text:span text:style-name="Emphasis"><text:span text:style-name="T1">not equals</text:span></text:span> (<text:span text:style-name="Source_20_Text"><text:span text:style-name="T1">!=</text:span></text:span>), operador lógico <text:span text:style-name="Strong_20_Emphasis"><text:span text:style-name="T1">and</text:span></text:span> (<text:span text:style-name="Source_20_Text"><text:span text:style-name="T1">&amp;&amp;</text:span></text:span>) e o valor <text:span text:style-name="Source_20_Text"><text:span text:style-name="T1">null</text:span></text:span>.</text:p>
      <text:p text:style-name="P6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2T15:36:17.978000000</meta:creation-date>
    <dc:date>2024-05-12T16:11:33.455000000</dc:date>
    <meta:editing-duration>PT35M12S</meta:editing-duration>
    <meta:editing-cycles>8</meta:editing-cycles>
    <meta:generator>LibreOffice/24.2.2.2$Windows_X86_64 LibreOffice_project/d56cc158d8a96260b836f100ef4b4ef25d6f1a01</meta:generator>
    <meta:document-statistic meta:table-count="0" meta:image-count="0" meta:object-count="0" meta:page-count="25" meta:paragraph-count="580" meta:word-count="5349" meta:character-count="35707" meta:non-whitespace-character-count="30333"/>
  </office:meta>
</office:document-meta>
</file>